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eso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peso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peso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.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blue</text:p>
          </table:table-cell>
          <table:table-cell/>
          <table:table-cell table:formula="of:=CONCATENATE([.A2];&quot;, &quot;)" office:value-type="string" office:string-value="90, " calcext:value-type="string">
            <text:p>90, </text:p>
          </table:table-cell>
          <table:table-cell table:formula="of:=CONCATENATE([.B2];&quot;, &quot;)" office:value-type="string" office:string-value="1.8, " calcext:value-type="string">
            <text:p>1.8, </text:p>
          </table:table-cell>
          <table:table-cell table:formula="of:=CONCATENATE([.C2];&quot;, &quot;)" office:value-type="string" office:string-value="900, " calcext:value-type="string">
            <text:p>900, </text:p>
          </table:table-cell>
          <table:table-cell table:formula="of:=CONCATENATE(&quot;'&quot;;[.D2];&quot;'&quot;; &quot;, &quot;)" office:value-type="string" office:string-value="'blue', " calcext:value-type="string">
            <text:p>'blue', 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lue</text:p>
          </table:table-cell>
          <table:table-cell/>
          <table:table-cell table:formula="of:=CONCATENATE([.A3];&quot;, &quot;)" office:value-type="string" office:string-value="95, " calcext:value-type="string">
            <text:p>95, </text:p>
          </table:table-cell>
          <table:table-cell table:formula="of:=CONCATENATE([.B3];&quot;, &quot;)" office:value-type="string" office:string-value="1.8, " calcext:value-type="string">
            <text:p>1.8, </text:p>
          </table:table-cell>
          <table:table-cell table:formula="of:=CONCATENATE([.C3];&quot;, &quot;)" office:value-type="string" office:string-value="1500, " calcext:value-type="string">
            <text:p>1500, </text:p>
          </table:table-cell>
          <table:table-cell table:formula="of:=CONCATENATE(&quot;'&quot;;[.D3];&quot;'&quot;; &quot;, &quot;)" office:value-type="string" office:string-value="'blue', " calcext:value-type="string">
            <text:p>'blue', </text:p>
          </table:table-cell>
          <table:table-cell/>
          <table:table-cell table:formula="of:=CONCATENATE([.F2];[.F3])" office:value-type="string" office:string-value="90, 95, " calcext:value-type="string">
            <text:p>90, 95, </text:p>
          </table:table-cell>
          <table:table-cell table:formula="of:=CONCATENATE([.G2];[.G3])" office:value-type="string" office:string-value="1.8, 1.8, " calcext:value-type="string">
            <text:p>1.8, 1.8, </text:p>
          </table:table-cell>
          <table:table-cell table:formula="of:=CONCATENATE([.H2];[.H3])" office:value-type="string" office:string-value="900, 1500, " calcext:value-type="string">
            <text:p>900, 1500, </text:p>
          </table:table-cell>
          <table:table-cell table:formula="of:=CONCATENATE([.I2];[.I3])" office:value-type="string" office:string-value="'blue', 'blue', " calcext:value-type="string">
            <text:p>'blue', 'blue',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.8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lue</text:p>
          </table:table-cell>
          <table:table-cell/>
          <table:table-cell table:formula="of:=CONCATENATE([.A4];&quot;, &quot;)" office:value-type="string" office:string-value="98, " calcext:value-type="string">
            <text:p>98, </text:p>
          </table:table-cell>
          <table:table-cell table:formula="of:=CONCATENATE([.B4];&quot;, &quot;)" office:value-type="string" office:string-value="1.8, " calcext:value-type="string">
            <text:p>1.8, </text:p>
          </table:table-cell>
          <table:table-cell table:formula="of:=CONCATENATE([.C4];&quot;, &quot;)" office:value-type="string" office:string-value="1800, " calcext:value-type="string">
            <text:p>1800, </text:p>
          </table:table-cell>
          <table:table-cell table:formula="of:=CONCATENATE(&quot;'&quot;;[.D4];&quot;'&quot;; &quot;, &quot;)" office:value-type="string" office:string-value="'blue', " calcext:value-type="string">
            <text:p>'blue', </text:p>
          </table:table-cell>
          <table:table-cell/>
          <table:table-cell table:formula="of:=CONCATENATE([.K3];[.F4])" office:value-type="string" office:string-value="90, 95, 98, " calcext:value-type="string">
            <text:p>90, 95, 98, </text:p>
          </table:table-cell>
          <table:table-cell table:formula="of:=CONCATENATE([.L3];[.G4])" office:value-type="string" office:string-value="1.8, 1.8, 1.8, " calcext:value-type="string">
            <text:p>1.8, 1.8, 1.8, </text:p>
          </table:table-cell>
          <table:table-cell table:formula="of:=CONCATENATE([.M3];[.H4])" office:value-type="string" office:string-value="900, 1500, 1800, " calcext:value-type="string">
            <text:p>900, 1500, 1800, </text:p>
          </table:table-cell>
          <table:table-cell table:formula="of:=CONCATENATE([.N3];[.I4])" office:value-type="string" office:string-value="'blue', 'blue', 'blue', " calcext:value-type="string">
            <text:p>'blue', 'blue', 'blue', 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85" calcext:value-type="float">
            <text:p>1.8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lue</text:p>
          </table:table-cell>
          <table:table-cell/>
          <table:table-cell table:formula="of:=CONCATENATE([.A5];&quot;, &quot;)" office:value-type="string" office:string-value="95, " calcext:value-type="string">
            <text:p>95, </text:p>
          </table:table-cell>
          <table:table-cell table:formula="of:=CONCATENATE([.B5];&quot;, &quot;)" office:value-type="string" office:string-value="1.85, " calcext:value-type="string">
            <text:p>1.85, </text:p>
          </table:table-cell>
          <table:table-cell table:formula="of:=CONCATENATE([.C5];&quot;, &quot;)" office:value-type="string" office:string-value="1500, " calcext:value-type="string">
            <text:p>1500, </text:p>
          </table:table-cell>
          <table:table-cell table:formula="of:=CONCATENATE(&quot;'&quot;;[.D5];&quot;'&quot;; &quot;, &quot;)" office:value-type="string" office:string-value="'blue', " calcext:value-type="string">
            <text:p>'blue', </text:p>
          </table:table-cell>
          <table:table-cell/>
          <table:table-cell table:formula="of:=CONCATENATE([.K4];[.F5])" office:value-type="string" office:string-value="90, 95, 98, 95, " calcext:value-type="string">
            <text:p>90, 95, 98, 95, </text:p>
          </table:table-cell>
          <table:table-cell table:formula="of:=CONCATENATE([.L4];[.G5])" office:value-type="string" office:string-value="1.8, 1.8, 1.8, 1.85, " calcext:value-type="string">
            <text:p>1.8, 1.8, 1.8, 1.85, </text:p>
          </table:table-cell>
          <table:table-cell table:formula="of:=CONCATENATE([.M4];[.H5])" office:value-type="string" office:string-value="900, 1500, 1800, 1500, " calcext:value-type="string">
            <text:p>900, 1500, 1800, 1500, </text:p>
          </table:table-cell>
          <table:table-cell table:formula="of:=CONCATENATE([.N4];[.I5])" office:value-type="string" office:string-value="'blue', 'blue', 'blue', 'blue', " calcext:value-type="string">
            <text:p>'blue', 'blue', 'blue', 'blue',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85" calcext:value-type="float">
            <text:p>1.8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blue</text:p>
          </table:table-cell>
          <table:table-cell/>
          <table:table-cell table:formula="of:=CONCATENATE([.A6];&quot;, &quot;)" office:value-type="string" office:string-value="100, " calcext:value-type="string">
            <text:p>100, </text:p>
          </table:table-cell>
          <table:table-cell table:formula="of:=CONCATENATE([.B6];&quot;, &quot;)" office:value-type="string" office:string-value="1.85, " calcext:value-type="string">
            <text:p>1.85, </text:p>
          </table:table-cell>
          <table:table-cell table:formula="of:=CONCATENATE([.C6];&quot;, &quot;)" office:value-type="string" office:string-value="900, " calcext:value-type="string">
            <text:p>900, </text:p>
          </table:table-cell>
          <table:table-cell table:formula="of:=CONCATENATE(&quot;'&quot;;[.D6];&quot;'&quot;; &quot;, &quot;)" office:value-type="string" office:string-value="'blue', " calcext:value-type="string">
            <text:p>'blue', </text:p>
          </table:table-cell>
          <table:table-cell/>
          <table:table-cell table:formula="of:=CONCATENATE([.K5];[.F6])" office:value-type="string" office:string-value="90, 95, 98, 95, 100, " calcext:value-type="string">
            <text:p>90, 95, 98, 95, 100, </text:p>
          </table:table-cell>
          <table:table-cell table:formula="of:=CONCATENATE([.L5];[.G6])" office:value-type="string" office:string-value="1.8, 1.8, 1.8, 1.85, 1.85, " calcext:value-type="string">
            <text:p>1.8, 1.8, 1.8, 1.85, 1.85, </text:p>
          </table:table-cell>
          <table:table-cell table:formula="of:=CONCATENATE([.M5];[.H6])" office:value-type="string" office:string-value="900, 1500, 1800, 1500, 900, " calcext:value-type="string">
            <text:p>900, 1500, 1800, 1500, 900, </text:p>
          </table:table-cell>
          <table:table-cell table:formula="of:=CONCATENATE([.N5];[.I6])" office:value-type="string" office:string-value="'blue', 'blue', 'blue', 'blue', 'blue', " calcext:value-type="string">
            <text:p>'blue', 'blue', 'blue', 'blue', 'blue', 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85" calcext:value-type="float">
            <text:p>1.8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lue</text:p>
          </table:table-cell>
          <table:table-cell/>
          <table:table-cell table:formula="of:=CONCATENATE([.A7];&quot;, &quot;)" office:value-type="string" office:string-value="103, " calcext:value-type="string">
            <text:p>103, </text:p>
          </table:table-cell>
          <table:table-cell table:formula="of:=CONCATENATE([.B7];&quot;, &quot;)" office:value-type="string" office:string-value="1.85, " calcext:value-type="string">
            <text:p>1.85, </text:p>
          </table:table-cell>
          <table:table-cell table:formula="of:=CONCATENATE([.C7];&quot;, &quot;)" office:value-type="string" office:string-value="1500, " calcext:value-type="string">
            <text:p>1500, </text:p>
          </table:table-cell>
          <table:table-cell table:formula="of:=CONCATENATE(&quot;'&quot;;[.D7];&quot;'&quot;; &quot;, &quot;)" office:value-type="string" office:string-value="'blue', " calcext:value-type="string">
            <text:p>'blue', </text:p>
          </table:table-cell>
          <table:table-cell/>
          <table:table-cell table:formula="of:=CONCATENATE([.K6];[.F7])" office:value-type="string" office:string-value="90, 95, 98, 95, 100, 103, " calcext:value-type="string">
            <text:p>90, 95, 98, 95, 100, 103, </text:p>
          </table:table-cell>
          <table:table-cell table:formula="of:=CONCATENATE([.L6];[.G7])" office:value-type="string" office:string-value="1.8, 1.8, 1.8, 1.85, 1.85, 1.85, " calcext:value-type="string">
            <text:p>1.8, 1.8, 1.8, 1.85, 1.85, 1.85, </text:p>
          </table:table-cell>
          <table:table-cell table:formula="of:=CONCATENATE([.M6];[.H7])" office:value-type="string" office:string-value="900, 1500, 1800, 1500, 900, 1500, " calcext:value-type="string">
            <text:p>900, 1500, 1800, 1500, 900, 1500, </text:p>
          </table:table-cell>
          <table:table-cell table:formula="of:=CONCATENATE([.N6];[.I7])" office:value-type="string" office:string-value="'blue', 'blue', 'blue', 'blue', 'blue', 'blue', " calcext:value-type="string">
            <text:p>'blue', 'blue', 'blue', 'blue', 'blue', 'blue',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85" calcext:value-type="float">
            <text:p>1.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lue</text:p>
          </table:table-cell>
          <table:table-cell/>
          <table:table-cell table:formula="of:=CONCATENATE([.A8];&quot;, &quot;)" office:value-type="string" office:string-value="105, " calcext:value-type="string">
            <text:p>105, </text:p>
          </table:table-cell>
          <table:table-cell table:formula="of:=CONCATENATE([.B8];&quot;, &quot;)" office:value-type="string" office:string-value="1.85, " calcext:value-type="string">
            <text:p>1.85, </text:p>
          </table:table-cell>
          <table:table-cell table:formula="of:=CONCATENATE([.C8];&quot;, &quot;)" office:value-type="string" office:string-value="600, " calcext:value-type="string">
            <text:p>600, </text:p>
          </table:table-cell>
          <table:table-cell table:formula="of:=CONCATENATE(&quot;'&quot;;[.D8];&quot;'&quot;; &quot;, &quot;)" office:value-type="string" office:string-value="'blue', " calcext:value-type="string">
            <text:p>'blue', </text:p>
          </table:table-cell>
          <table:table-cell/>
          <table:table-cell table:formula="of:=CONCATENATE([.K7];[.F8])" office:value-type="string" office:string-value="90, 95, 98, 95, 100, 103, 105, " calcext:value-type="string">
            <text:p>90, 95, 98, 95, 100, 103, 105, </text:p>
          </table:table-cell>
          <table:table-cell table:formula="of:=CONCATENATE([.L7];[.G8])" office:value-type="string" office:string-value="1.8, 1.8, 1.8, 1.85, 1.85, 1.85, 1.85, " calcext:value-type="string">
            <text:p>1.8, 1.8, 1.8, 1.85, 1.85, 1.85, 1.85, </text:p>
          </table:table-cell>
          <table:table-cell table:formula="of:=CONCATENATE([.M7];[.H8])" office:value-type="string" office:string-value="900, 1500, 1800, 1500, 900, 1500, 600, " calcext:value-type="string">
            <text:p>900, 1500, 1800, 1500, 900, 1500, 600, </text:p>
          </table:table-cell>
          <table:table-cell table:formula="of:=CONCATENATE([.N7];[.I8])" office:value-type="string" office:string-value="'blue', 'blue', 'blue', 'blue', 'blue', 'blue', 'blue', " calcext:value-type="string">
            <text:p>'blue', 'blue', 'blue', 'blue', 'blue', 'blue', 'blue', 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9" calcext:value-type="float">
            <text:p>1.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blue</text:p>
          </table:table-cell>
          <table:table-cell/>
          <table:table-cell table:formula="of:=CONCATENATE([.A9];&quot;, &quot;)" office:value-type="string" office:string-value="90, " calcext:value-type="string">
            <text:p>90, </text:p>
          </table:table-cell>
          <table:table-cell table:formula="of:=CONCATENATE([.B9];&quot;, &quot;)" office:value-type="string" office:string-value="1.9, " calcext:value-type="string">
            <text:p>1.9, </text:p>
          </table:table-cell>
          <table:table-cell table:formula="of:=CONCATENATE([.C9];&quot;, &quot;)" office:value-type="string" office:string-value="900, " calcext:value-type="string">
            <text:p>900, </text:p>
          </table:table-cell>
          <table:table-cell table:formula="of:=CONCATENATE(&quot;'&quot;;[.D9];&quot;'&quot;; &quot;, &quot;)" office:value-type="string" office:string-value="'blue', " calcext:value-type="string">
            <text:p>'blue', </text:p>
          </table:table-cell>
          <table:table-cell/>
          <table:table-cell table:formula="of:=CONCATENATE([.K8];[.F9])" office:value-type="string" office:string-value="90, 95, 98, 95, 100, 103, 105, 90, " calcext:value-type="string">
            <text:p>90, 95, 98, 95, 100, 103, 105, 90, </text:p>
          </table:table-cell>
          <table:table-cell table:formula="of:=CONCATENATE([.L8];[.G9])" office:value-type="string" office:string-value="1.8, 1.8, 1.8, 1.85, 1.85, 1.85, 1.85, 1.9, " calcext:value-type="string">
            <text:p>1.8, 1.8, 1.8, 1.85, 1.85, 1.85, 1.85, 1.9, </text:p>
          </table:table-cell>
          <table:table-cell table:formula="of:=CONCATENATE([.M8];[.H9])" office:value-type="string" office:string-value="900, 1500, 1800, 1500, 900, 1500, 600, 900, " calcext:value-type="string">
            <text:p>900, 1500, 1800, 1500, 900, 1500, 600, 900, </text:p>
          </table:table-cell>
          <table:table-cell table:formula="of:=CONCATENATE([.N8];[.I9])" office:value-type="string" office:string-value="'blue', 'blue', 'blue', 'blue', 'blue', 'blue', 'blue', 'blue', " calcext:value-type="string">
            <text:p>'blue', 'blue', 'blue', 'blue', 'blue', 'blue', 'blue', 'blue',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9" calcext:value-type="float">
            <text:p>1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lue</text:p>
          </table:table-cell>
          <table:table-cell/>
          <table:table-cell table:formula="of:=CONCATENATE([.A10];&quot;, &quot;)" office:value-type="string" office:string-value="105, " calcext:value-type="string">
            <text:p>105, </text:p>
          </table:table-cell>
          <table:table-cell table:formula="of:=CONCATENATE([.B10];&quot;, &quot;)" office:value-type="string" office:string-value="1.9, " calcext:value-type="string">
            <text:p>1.9, </text:p>
          </table:table-cell>
          <table:table-cell table:formula="of:=CONCATENATE([.C10];&quot;, &quot;)" office:value-type="string" office:string-value="300, " calcext:value-type="string">
            <text:p>300, </text:p>
          </table:table-cell>
          <table:table-cell table:formula="of:=CONCATENATE(&quot;'&quot;;[.D10];&quot;'&quot;; &quot;, &quot;)" office:value-type="string" office:string-value="'blue', " calcext:value-type="string">
            <text:p>'blue', </text:p>
          </table:table-cell>
          <table:table-cell/>
          <table:table-cell table:formula="of:=CONCATENATE([.K9];[.F10])" office:value-type="string" office:string-value="90, 95, 98, 95, 100, 103, 105, 90, 105, " calcext:value-type="string">
            <text:p>90, 95, 98, 95, 100, 103, 105, 90, 105, </text:p>
          </table:table-cell>
          <table:table-cell table:formula="of:=CONCATENATE([.L9];[.G10])" office:value-type="string" office:string-value="1.8, 1.8, 1.8, 1.85, 1.85, 1.85, 1.85, 1.9, 1.9, " calcext:value-type="string">
            <text:p>1.8, 1.8, 1.8, 1.85, 1.85, 1.85, 1.85, 1.9, 1.9, </text:p>
          </table:table-cell>
          <table:table-cell table:formula="of:=CONCATENATE([.M9];[.H10])" office:value-type="string" office:string-value="900, 1500, 1800, 1500, 900, 1500, 600, 900, 300, " calcext:value-type="string">
            <text:p>900, 1500, 1800, 1500, 900, 1500, 600, 900, 300, </text:p>
          </table:table-cell>
          <table:table-cell table:formula="of:=CONCATENATE([.N9];[.I10])" office:value-type="string" office:string-value="'blue', 'blue', 'blue', 'blue', 'blue', 'blue', 'blue', 'blue', 'blue', " calcext:value-type="string">
            <text:p>'blue', 'blue', 'blue', 'blue', 'blue', 'blue', 'blue', 'blue', 'blue', 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9" calcext:value-type="float">
            <text:p>1.9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blue</text:p>
          </table:table-cell>
          <table:table-cell/>
          <table:table-cell table:formula="of:=CONCATENATE([.A11];&quot;, &quot;)" office:value-type="string" office:string-value="110, " calcext:value-type="string">
            <text:p>110, </text:p>
          </table:table-cell>
          <table:table-cell table:formula="of:=CONCATENATE([.B11];&quot;, &quot;)" office:value-type="string" office:string-value="1.9, " calcext:value-type="string">
            <text:p>1.9, </text:p>
          </table:table-cell>
          <table:table-cell table:formula="of:=CONCATENATE([.C11];&quot;, &quot;)" office:value-type="string" office:string-value="900, " calcext:value-type="string">
            <text:p>900, </text:p>
          </table:table-cell>
          <table:table-cell table:formula="of:=CONCATENATE(&quot;'&quot;;[.D11];&quot;'&quot;; &quot;, &quot;)" office:value-type="string" office:string-value="'blue', " calcext:value-type="string">
            <text:p>'blue', </text:p>
          </table:table-cell>
          <table:table-cell/>
          <table:table-cell table:formula="of:=CONCATENATE([.K10];[.F11])" office:value-type="string" office:string-value="90, 95, 98, 95, 100, 103, 105, 90, 105, 110, " calcext:value-type="string">
            <text:p>90, 95, 98, 95, 100, 103, 105, 90, 105, 110, </text:p>
          </table:table-cell>
          <table:table-cell table:formula="of:=CONCATENATE([.L10];[.G11])" office:value-type="string" office:string-value="1.8, 1.8, 1.8, 1.85, 1.85, 1.85, 1.85, 1.9, 1.9, 1.9, " calcext:value-type="string">
            <text:p>1.8, 1.8, 1.8, 1.85, 1.85, 1.85, 1.85, 1.9, 1.9, 1.9, </text:p>
          </table:table-cell>
          <table:table-cell table:formula="of:=CONCATENATE([.M10];[.H11])" office:value-type="string" office:string-value="900, 1500, 1800, 1500, 900, 1500, 600, 900, 300, 900, " calcext:value-type="string">
            <text:p>900, 1500, 1800, 1500, 900, 1500, 600, 900, 300, 900, </text:p>
          </table:table-cell>
          <table:table-cell table:formula="of:=CONCATENATE([.N10];[.I11])" office:value-type="string" office:string-value="'blue', 'blue', 'blue', 'blue', 'blue', 'blue', 'blue', 'blue', 'blue', 'blue', " calcext:value-type="string">
            <text:p>'blue', 'blue', 'blue', 'blue', 'blue', 'blue', 'blue', 'blue', 'blue', 'blue', 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95" calcext:value-type="float">
            <text:p>1.9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lue</text:p>
          </table:table-cell>
          <table:table-cell/>
          <table:table-cell table:formula="of:=CONCATENATE([.A12];&quot;, &quot;)" office:value-type="string" office:string-value="115, " calcext:value-type="string">
            <text:p>115, </text:p>
          </table:table-cell>
          <table:table-cell table:formula="of:=CONCATENATE([.B12];&quot;, &quot;)" office:value-type="string" office:string-value="1.95, " calcext:value-type="string">
            <text:p>1.95, </text:p>
          </table:table-cell>
          <table:table-cell table:formula="of:=CONCATENATE([.C12];&quot;, &quot;)" office:value-type="string" office:string-value="1500, " calcext:value-type="string">
            <text:p>1500, </text:p>
          </table:table-cell>
          <table:table-cell table:formula="of:=CONCATENATE(&quot;'&quot;;[.D12];&quot;'&quot;; &quot;, &quot;)" office:value-type="string" office:string-value="'blue', " calcext:value-type="string">
            <text:p>'blue', </text:p>
          </table:table-cell>
          <table:table-cell/>
          <table:table-cell table:formula="of:=CONCATENATE([.K11];[.F12])" office:value-type="string" office:string-value="90, 95, 98, 95, 100, 103, 105, 90, 105, 110, 115, " calcext:value-type="string">
            <text:p>90, 95, 98, 95, 100, 103, 105, 90, 105, 110, 115, </text:p>
          </table:table-cell>
          <table:table-cell table:formula="of:=CONCATENATE([.L11];[.G12])" office:value-type="string" office:string-value="1.8, 1.8, 1.8, 1.85, 1.85, 1.85, 1.85, 1.9, 1.9, 1.9, 1.95, " calcext:value-type="string">
            <text:p>1.8, 1.8, 1.8, 1.85, 1.85, 1.85, 1.85, 1.9, 1.9, 1.9, 1.95, </text:p>
          </table:table-cell>
          <table:table-cell table:formula="of:=CONCATENATE([.M11];[.H12])" office:value-type="string" office:string-value="900, 1500, 1800, 1500, 900, 1500, 600, 900, 300, 900, 1500, " calcext:value-type="string">
            <text:p>900, 1500, 1800, 1500, 900, 1500, 600, 900, 300, 900, 1500, </text:p>
          </table:table-cell>
          <table:table-cell table:formula="of:=CONCATENATE([.N11];[.I12])" office:value-type="string" office:string-value="'blue', 'blue', 'blue', 'blue', 'blue', 'blue', 'blue', 'blue', 'blue', 'blue', 'blue', " calcext:value-type="string">
            <text:p>'blue', 'blue', 'blue', 'blue', 'blue', 'blue', 'blue', 'blue', 'blue', 'blue', 'blue', 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95" calcext:value-type="float">
            <text:p>1.9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lue</text:p>
          </table:table-cell>
          <table:table-cell/>
          <table:table-cell table:formula="of:=CONCATENATE([.A13];&quot;, &quot;)" office:value-type="string" office:string-value="117, " calcext:value-type="string">
            <text:p>117, </text:p>
          </table:table-cell>
          <table:table-cell table:formula="of:=CONCATENATE([.B13];&quot;, &quot;)" office:value-type="string" office:string-value="1.95, " calcext:value-type="string">
            <text:p>1.95, </text:p>
          </table:table-cell>
          <table:table-cell table:formula="of:=CONCATENATE([.C13];&quot;, &quot;)" office:value-type="string" office:string-value="1800, " calcext:value-type="string">
            <text:p>1800, </text:p>
          </table:table-cell>
          <table:table-cell table:formula="of:=CONCATENATE(&quot;'&quot;;[.D13];&quot;'&quot;; &quot;, &quot;)" office:value-type="string" office:string-value="'blue', " calcext:value-type="string">
            <text:p>'blue', </text:p>
          </table:table-cell>
          <table:table-cell/>
          <table:table-cell table:formula="of:=CONCATENATE([.K12];[.F13])" office:value-type="string" office:string-value="90, 95, 98, 95, 100, 103, 105, 90, 105, 110, 115, 117, " calcext:value-type="string">
            <text:p>90, 95, 98, 95, 100, 103, 105, 90, 105, 110, 115, 117, </text:p>
          </table:table-cell>
          <table:table-cell table:formula="of:=CONCATENATE([.L12];[.G13])" office:value-type="string" office:string-value="1.8, 1.8, 1.8, 1.85, 1.85, 1.85, 1.85, 1.9, 1.9, 1.9, 1.95, 1.95, " calcext:value-type="string">
            <text:p>1.8, 1.8, 1.8, 1.85, 1.85, 1.85, 1.85, 1.9, 1.9, 1.9, 1.95, 1.95, </text:p>
          </table:table-cell>
          <table:table-cell table:formula="of:=CONCATENATE([.M12];[.H13])" office:value-type="string" office:string-value="900, 1500, 1800, 1500, 900, 1500, 600, 900, 300, 900, 1500, 1800, " calcext:value-type="string">
            <text:p>900, 1500, 1800, 1500, 900, 1500, 600, 900, 300, 900, 1500, 1800, </text:p>
          </table:table-cell>
          <table:table-cell table:formula="of:=CONCATENATE([.N12];[.I13])" office:value-type="string" office:string-value="'blue', 'blue', 'blue', 'blue', 'blue', 'blue', 'blue', 'blue', 'blue', 'blue', 'blue', 'blue', " calcext:value-type="string">
            <text:p>'blue', 'blue', 'blue', 'blue', 'blue', 'blue', 'blue', 'blue', 'blue', 'blue', 'blue', 'blue', 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95" calcext:value-type="float">
            <text:p>1.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reen</text:p>
          </table:table-cell>
          <table:table-cell/>
          <table:table-cell table:formula="of:=CONCATENATE([.A14];&quot;, &quot;)" office:value-type="string" office:string-value="120, " calcext:value-type="string">
            <text:p>120, </text:p>
          </table:table-cell>
          <table:table-cell table:formula="of:=CONCATENATE([.B14];&quot;, &quot;)" office:value-type="string" office:string-value="1.95, " calcext:value-type="string">
            <text:p>1.95, </text:p>
          </table:table-cell>
          <table:table-cell table:formula="of:=CONCATENATE([.C14];&quot;, &quot;)" office:value-type="string" office:string-value="600, " calcext:value-type="string">
            <text:p>600, </text:p>
          </table:table-cell>
          <table:table-cell table:formula="of:=CONCATENATE(&quot;'&quot;;[.D14];&quot;'&quot;; &quot;, &quot;)" office:value-type="string" office:string-value="'green', " calcext:value-type="string">
            <text:p>'green', </text:p>
          </table:table-cell>
          <table:table-cell/>
          <table:table-cell table:formula="of:=CONCATENATE([.K13];[.F14])" office:value-type="string" office:string-value="90, 95, 98, 95, 100, 103, 105, 90, 105, 110, 115, 117, 120, " calcext:value-type="string">
            <text:p>90, 95, 98, 95, 100, 103, 105, 90, 105, 110, 115, 117, 120, </text:p>
          </table:table-cell>
          <table:table-cell table:formula="of:=CONCATENATE([.L13];[.G14])" office:value-type="string" office:string-value="1.8, 1.8, 1.8, 1.85, 1.85, 1.85, 1.85, 1.9, 1.9, 1.9, 1.95, 1.95, 1.95, " calcext:value-type="string">
            <text:p>1.8, 1.8, 1.8, 1.85, 1.85, 1.85, 1.85, 1.9, 1.9, 1.9, 1.95, 1.95, 1.95, </text:p>
          </table:table-cell>
          <table:table-cell table:formula="of:=CONCATENATE([.M13];[.H14])" office:value-type="string" office:string-value="900, 1500, 1800, 1500, 900, 1500, 600, 900, 300, 900, 1500, 1800, 600, " calcext:value-type="string">
            <text:p>900, 1500, 1800, 1500, 900, 1500, 600, 900, 300, 900, 1500, 1800, 600, </text:p>
          </table:table-cell>
          <table:table-cell table:formula="of:=CONCATENATE([.N13];[.I14])" office:value-type="string" office:string-value="'blue', 'blue', 'blue', 'blue', 'blue', 'blue', 'blue', 'blue', 'blue', 'blue', 'blue', 'blue', 'green', " calcext:value-type="string">
            <text:p>'blue', 'blue', 'blue', 'blue', 'blue', 'blue', 'blue', 'blue', 'blue', 'blue', 'blue', 'blue', 'green', 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reen</text:p>
          </table:table-cell>
          <table:table-cell/>
          <table:table-cell table:formula="of:=CONCATENATE([.A15];&quot;, &quot;)" office:value-type="string" office:string-value="115, " calcext:value-type="string">
            <text:p>115, </text:p>
          </table:table-cell>
          <table:table-cell table:formula="of:=CONCATENATE([.B15];&quot;, &quot;)" office:value-type="string" office:string-value="2, " calcext:value-type="string">
            <text:p>2, </text:p>
          </table:table-cell>
          <table:table-cell table:formula="of:=CONCATENATE([.C15];&quot;, &quot;)" office:value-type="string" office:string-value="1500, " calcext:value-type="string">
            <text:p>1500, </text:p>
          </table:table-cell>
          <table:table-cell table:formula="of:=CONCATENATE(&quot;'&quot;;[.D15];&quot;'&quot;; &quot;, &quot;)" office:value-type="string" office:string-value="'green', " calcext:value-type="string">
            <text:p>'green', </text:p>
          </table:table-cell>
          <table:table-cell/>
          <table:table-cell table:formula="of:=CONCATENATE([.K14];[.F15])" office:value-type="string" office:string-value="90, 95, 98, 95, 100, 103, 105, 90, 105, 110, 115, 117, 120, 115, " calcext:value-type="string">
            <text:p>90, 95, 98, 95, 100, 103, 105, 90, 105, 110, 115, 117, 120, 115, </text:p>
          </table:table-cell>
          <table:table-cell table:formula="of:=CONCATENATE([.L14];[.G15])" office:value-type="string" office:string-value="1.8, 1.8, 1.8, 1.85, 1.85, 1.85, 1.85, 1.9, 1.9, 1.9, 1.95, 1.95, 1.95, 2, " calcext:value-type="string">
            <text:p>1.8, 1.8, 1.8, 1.85, 1.85, 1.85, 1.85, 1.9, 1.9, 1.9, 1.95, 1.95, 1.95, 2, </text:p>
          </table:table-cell>
          <table:table-cell table:formula="of:=CONCATENATE([.M14];[.H15])" office:value-type="string" office:string-value="900, 1500, 1800, 1500, 900, 1500, 600, 900, 300, 900, 1500, 1800, 600, 1500, " calcext:value-type="string">
            <text:p>900, 1500, 1800, 1500, 900, 1500, 600, 900, 300, 900, 1500, 1800, 600, 1500, </text:p>
          </table:table-cell>
          <table:table-cell table:formula="of:=CONCATENATE([.N14];[.I15])" office:value-type="string" office:string-value="'blue', 'blue', 'blue', 'blue', 'blue', 'blue', 'blue', 'blue', 'blue', 'blue', 'blue', 'blue', 'green', 'green', " calcext:value-type="string">
            <text:p>'blue', 'blue', 'blue', 'blue', 'blue', 'blue', 'blue', 'blue', 'blue', 'blue', 'blue', 'blue', 'green', 'green', 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reen</text:p>
          </table:table-cell>
          <table:table-cell/>
          <table:table-cell table:formula="of:=CONCATENATE([.A16];&quot;, &quot;)" office:value-type="string" office:string-value="120, " calcext:value-type="string">
            <text:p>120, </text:p>
          </table:table-cell>
          <table:table-cell table:formula="of:=CONCATENATE([.B16];&quot;, &quot;)" office:value-type="string" office:string-value="2, " calcext:value-type="string">
            <text:p>2, </text:p>
          </table:table-cell>
          <table:table-cell table:formula="of:=CONCATENATE([.C16];&quot;, &quot;)" office:value-type="string" office:string-value="1800, " calcext:value-type="string">
            <text:p>1800, </text:p>
          </table:table-cell>
          <table:table-cell table:formula="of:=CONCATENATE(&quot;'&quot;;[.D16];&quot;'&quot;; &quot;, &quot;)" office:value-type="string" office:string-value="'green', " calcext:value-type="string">
            <text:p>'green', </text:p>
          </table:table-cell>
          <table:table-cell/>
          <table:table-cell table:formula="of:=CONCATENATE([.K15];[.F16])" office:value-type="string" office:string-value="90, 95, 98, 95, 100, 103, 105, 90, 105, 110, 115, 117, 120, 115, 120, " calcext:value-type="string">
            <text:p>90, 95, 98, 95, 100, 103, 105, 90, 105, 110, 115, 117, 120, 115, 120, </text:p>
          </table:table-cell>
          <table:table-cell table:formula="of:=CONCATENATE([.L15];[.G16])" office:value-type="string" office:string-value="1.8, 1.8, 1.8, 1.85, 1.85, 1.85, 1.85, 1.9, 1.9, 1.9, 1.95, 1.95, 1.95, 2, 2, " calcext:value-type="string">
            <text:p>1.8, 1.8, 1.8, 1.85, 1.85, 1.85, 1.85, 1.9, 1.9, 1.9, 1.95, 1.95, 1.95, 2, 2, </text:p>
          </table:table-cell>
          <table:table-cell table:formula="of:=CONCATENATE([.M15];[.H16])" office:value-type="string" office:string-value="900, 1500, 1800, 1500, 900, 1500, 600, 900, 300, 900, 1500, 1800, 600, 1500, 1800, " calcext:value-type="string">
            <text:p>900, 1500, 1800, 1500, 900, 1500, 600, 900, 300, 900, 1500, 1800, 600, 1500, 1800, </text:p>
          </table:table-cell>
          <table:table-cell table:formula="of:=CONCATENATE([.N15];[.I16])" office:value-type="string" office:string-value="'blue', 'blue', 'blue', 'blue', 'blue', 'blue', 'blue', 'blue', 'blue', 'blue', 'blue', 'blue', 'green', 'green', 'green', " calcext:value-type="string">
            <text:p>'blue', 'blue', 'blue', 'blue', 'blue', 'blue', 'blue', 'blue', 'blue', 'blue', 'blue', 'blue', 'green', 'green', 'green', 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.05" calcext:value-type="float">
            <text:p>2.0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green</text:p>
          </table:table-cell>
          <table:table-cell/>
          <table:table-cell table:formula="of:=CONCATENATE([.A17];&quot;, &quot;)" office:value-type="string" office:string-value="123, " calcext:value-type="string">
            <text:p>123, </text:p>
          </table:table-cell>
          <table:table-cell table:formula="of:=CONCATENATE([.B17];&quot;, &quot;)" office:value-type="string" office:string-value="2.05, " calcext:value-type="string">
            <text:p>2.05, </text:p>
          </table:table-cell>
          <table:table-cell table:formula="of:=CONCATENATE([.C17];&quot;, &quot;)" office:value-type="string" office:string-value="900, " calcext:value-type="string">
            <text:p>900, </text:p>
          </table:table-cell>
          <table:table-cell table:formula="of:=CONCATENATE(&quot;'&quot;;[.D17];&quot;'&quot;; &quot;, &quot;)" office:value-type="string" office:string-value="'green', " calcext:value-type="string">
            <text:p>'green', </text:p>
          </table:table-cell>
          <table:table-cell/>
          <table:table-cell table:formula="of:=CONCATENATE([.K16];[.F17])" office:value-type="string" office:string-value="90, 95, 98, 95, 100, 103, 105, 90, 105, 110, 115, 117, 120, 115, 120, 123, " calcext:value-type="string">
            <text:p>90, 95, 98, 95, 100, 103, 105, 90, 105, 110, 115, 117, 120, 115, 120, 123, </text:p>
          </table:table-cell>
          <table:table-cell table:formula="of:=CONCATENATE([.L16];[.G17])" office:value-type="string" office:string-value="1.8, 1.8, 1.8, 1.85, 1.85, 1.85, 1.85, 1.9, 1.9, 1.9, 1.95, 1.95, 1.95, 2, 2, 2.05, " calcext:value-type="string">
            <text:p>1.8, 1.8, 1.8, 1.85, 1.85, 1.85, 1.85, 1.9, 1.9, 1.9, 1.95, 1.95, 1.95, 2, 2, 2.05, </text:p>
          </table:table-cell>
          <table:table-cell table:formula="of:=CONCATENATE([.M16];[.H17])" office:value-type="string" office:string-value="900, 1500, 1800, 1500, 900, 1500, 600, 900, 300, 900, 1500, 1800, 600, 1500, 1800, 900, " calcext:value-type="string">
            <text:p>900, 1500, 1800, 1500, 900, 1500, 600, 900, 300, 900, 1500, 1800, 600, 1500, 1800, 900, </text:p>
          </table:table-cell>
          <table:table-cell table:formula="of:=CONCATENATE([.N16];[.I17])" office:value-type="string" office:string-value="'blue', 'blue', 'blue', 'blue', 'blue', 'blue', 'blue', 'blue', 'blue', 'blue', 'blue', 'blue', 'green', 'green', 'green', 'green', " calcext:value-type="string">
            <text:p>'blue', 'blue', 'blue', 'blue', 'blue', 'blue', 'blue', 'blue', 'blue', 'blue', 'blue', 'blue', 'green', 'green', 'green', 'green',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.05" calcext:value-type="float">
            <text:p>2.0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een</text:p>
          </table:table-cell>
          <table:table-cell/>
          <table:table-cell table:formula="of:=CONCATENATE([.A18];&quot;, &quot;)" office:value-type="string" office:string-value="127, " calcext:value-type="string">
            <text:p>127, </text:p>
          </table:table-cell>
          <table:table-cell table:formula="of:=CONCATENATE([.B18];&quot;, &quot;)" office:value-type="string" office:string-value="2.05, " calcext:value-type="string">
            <text:p>2.05, </text:p>
          </table:table-cell>
          <table:table-cell table:formula="of:=CONCATENATE([.C18];&quot;, &quot;)" office:value-type="string" office:string-value="300, " calcext:value-type="string">
            <text:p>300, </text:p>
          </table:table-cell>
          <table:table-cell table:formula="of:=CONCATENATE(&quot;'&quot;;[.D18];&quot;'&quot;; &quot;, &quot;)" office:value-type="string" office:string-value="'green', " calcext:value-type="string">
            <text:p>'green', </text:p>
          </table:table-cell>
          <table:table-cell/>
          <table:table-cell table:formula="of:=CONCATENATE([.K17];[.F18])" office:value-type="string" office:string-value="90, 95, 98, 95, 100, 103, 105, 90, 105, 110, 115, 117, 120, 115, 120, 123, 127, " calcext:value-type="string">
            <text:p>90, 95, 98, 95, 100, 103, 105, 90, 105, 110, 115, 117, 120, 115, 120, 123, 127, </text:p>
          </table:table-cell>
          <table:table-cell table:formula="of:=CONCATENATE([.L17];[.G18])" office:value-type="string" office:string-value="1.8, 1.8, 1.8, 1.85, 1.85, 1.85, 1.85, 1.9, 1.9, 1.9, 1.95, 1.95, 1.95, 2, 2, 2.05, 2.05, " calcext:value-type="string">
            <text:p>1.8, 1.8, 1.8, 1.85, 1.85, 1.85, 1.85, 1.9, 1.9, 1.9, 1.95, 1.95, 1.95, 2, 2, 2.05, 2.05, </text:p>
          </table:table-cell>
          <table:table-cell table:formula="of:=CONCATENATE([.M17];[.H18])" office:value-type="string" office:string-value="900, 1500, 1800, 1500, 900, 1500, 600, 900, 300, 900, 1500, 1800, 600, 1500, 1800, 900, 300, " calcext:value-type="string">
            <text:p>900, 1500, 1800, 1500, 900, 1500, 600, 900, 300, 900, 1500, 1800, 600, 1500, 1800, 900, 300, </text:p>
          </table:table-cell>
          <table:table-cell table:formula="of:=CONCATENATE([.N17];[.I18])" office:value-type="string" office:string-value="'blue', 'blue', 'blue', 'blue', 'blue', 'blue', 'blue', 'blue', 'blue', 'blue', 'blue', 'blue', 'green', 'green', 'green', 'green', 'green', " calcext:value-type="string">
            <text:p>'blue', 'blue', 'blue', 'blue', 'blue', 'blue', 'blue', 'blue', 'blue', 'blue', 'blue', 'blue', 'green', 'green', 'green', 'green', 'green', 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05" calcext:value-type="float">
            <text:p>2.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reen</text:p>
          </table:table-cell>
          <table:table-cell/>
          <table:table-cell table:formula="of:=CONCATENATE([.A19];&quot;, &quot;)" office:value-type="string" office:string-value="128, " calcext:value-type="string">
            <text:p>128, </text:p>
          </table:table-cell>
          <table:table-cell table:formula="of:=CONCATENATE([.B19];&quot;, &quot;)" office:value-type="string" office:string-value="2.05, " calcext:value-type="string">
            <text:p>2.05, </text:p>
          </table:table-cell>
          <table:table-cell table:formula="of:=CONCATENATE([.C19];&quot;, &quot;)" office:value-type="string" office:string-value="600, " calcext:value-type="string">
            <text:p>600, </text:p>
          </table:table-cell>
          <table:table-cell table:formula="of:=CONCATENATE(&quot;'&quot;;[.D19];&quot;'&quot;; &quot;, &quot;)" office:value-type="string" office:string-value="'green', " calcext:value-type="string">
            <text:p>'green', </text:p>
          </table:table-cell>
          <table:table-cell/>
          <table:table-cell table:formula="of:=CONCATENATE([.K18];[.F19])" office:value-type="string" office:string-value="90, 95, 98, 95, 100, 103, 105, 90, 105, 110, 115, 117, 120, 115, 120, 123, 127, 128, " calcext:value-type="string">
            <text:p>90, 95, 98, 95, 100, 103, 105, 90, 105, 110, 115, 117, 120, 115, 120, 123, 127, 128, </text:p>
          </table:table-cell>
          <table:table-cell table:formula="of:=CONCATENATE([.L18];[.G19])" office:value-type="string" office:string-value="1.8, 1.8, 1.8, 1.85, 1.85, 1.85, 1.85, 1.9, 1.9, 1.9, 1.95, 1.95, 1.95, 2, 2, 2.05, 2.05, 2.05, " calcext:value-type="string">
            <text:p>1.8, 1.8, 1.8, 1.85, 1.85, 1.85, 1.85, 1.9, 1.9, 1.9, 1.95, 1.95, 1.95, 2, 2, 2.05, 2.05, 2.05, </text:p>
          </table:table-cell>
          <table:table-cell table:formula="of:=CONCATENATE([.M18];[.H19])" office:value-type="string" office:string-value="900, 1500, 1800, 1500, 900, 1500, 600, 900, 300, 900, 1500, 1800, 600, 1500, 1800, 900, 300, 600, " calcext:value-type="string">
            <text:p>900, 1500, 1800, 1500, 900, 1500, 600, 900, 300, 900, 1500, 1800, 600, 1500, 1800, 900, 300, 600, </text:p>
          </table:table-cell>
          <table:table-cell table:formula="of:=CONCATENATE([.N18];[.I19])" office:value-type="string" office:string-value="'blue', 'blue', 'blue', 'blue', 'blue', 'blue', 'blue', 'blue', 'blue', 'blue', 'blue', 'blue', 'green', 'green', 'green', 'green', 'green', 'green', " calcext:value-type="string">
            <text:p>'blue', 'blue', 'blue', 'blue', 'blue', 'blue', 'blue', 'blue', 'blue', 'blue', 'blue', 'blue', 'green', 'green', 'green', 'green', 'green', 'green', 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05" calcext:value-type="float">
            <text:p>2.0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reen</text:p>
          </table:table-cell>
          <table:table-cell/>
          <table:table-cell table:formula="of:=CONCATENATE([.A20];&quot;, &quot;)" office:value-type="string" office:string-value="130, " calcext:value-type="string">
            <text:p>130, </text:p>
          </table:table-cell>
          <table:table-cell table:formula="of:=CONCATENATE([.B20];&quot;, &quot;)" office:value-type="string" office:string-value="2.05, " calcext:value-type="string">
            <text:p>2.05, </text:p>
          </table:table-cell>
          <table:table-cell table:formula="of:=CONCATENATE([.C20];&quot;, &quot;)" office:value-type="string" office:string-value="1500, " calcext:value-type="string">
            <text:p>1500, </text:p>
          </table:table-cell>
          <table:table-cell table:formula="of:=CONCATENATE(&quot;'&quot;;[.D20];&quot;'&quot;; &quot;, &quot;)" office:value-type="string" office:string-value="'green', " calcext:value-type="string">
            <text:p>'green', </text:p>
          </table:table-cell>
          <table:table-cell/>
          <table:table-cell table:formula="of:=CONCATENATE([.K19];[.F20])" office:value-type="string" office:string-value="90, 95, 98, 95, 100, 103, 105, 90, 105, 110, 115, 117, 120, 115, 120, 123, 127, 128, 130, " calcext:value-type="string">
            <text:p>90, 95, 98, 95, 100, 103, 105, 90, 105, 110, 115, 117, 120, 115, 120, 123, 127, 128, 130, </text:p>
          </table:table-cell>
          <table:table-cell table:formula="of:=CONCATENATE([.L19];[.G20])" office:value-type="string" office:string-value="1.8, 1.8, 1.8, 1.85, 1.85, 1.85, 1.85, 1.9, 1.9, 1.9, 1.95, 1.95, 1.95, 2, 2, 2.05, 2.05, 2.05, 2.05, " calcext:value-type="string">
            <text:p>1.8, 1.8, 1.8, 1.85, 1.85, 1.85, 1.85, 1.9, 1.9, 1.9, 1.95, 1.95, 1.95, 2, 2, 2.05, 2.05, 2.05, 2.05, </text:p>
          </table:table-cell>
          <table:table-cell table:formula="of:=CONCATENATE([.M19];[.H20])" office:value-type="string" office:string-value="900, 1500, 1800, 1500, 900, 1500, 600, 900, 300, 900, 1500, 1800, 600, 1500, 1800, 900, 300, 600, 1500, " calcext:value-type="string">
            <text:p>900, 1500, 1800, 1500, 900, 1500, 600, 900, 300, 900, 1500, 1800, 600, 1500, 1800, 900, 300, 600, 1500, </text:p>
          </table:table-cell>
          <table:table-cell table:formula="of:=CONCATENATE([.N19];[.I20])" office:value-type="string" office:string-value="'blue', 'blue', 'blue', 'blue', 'blue', 'blue', 'blue', 'blue', 'blue', 'blue', 'blue', 'blue', 'green', 'green', 'green', 'green', 'green', 'green', 'green', " calcext:value-type="string">
            <text:p>'blue', 'blue', 'blue', 'blue', 'blue', 'blue', 'blue', 'blue', 'blue', 'blue', 'blue', 'blue', 'green', 'green', 'green', 'green', 'green', 'green', 'green', 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.1" calcext:value-type="float">
            <text:p>2.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reen</text:p>
          </table:table-cell>
          <table:table-cell/>
          <table:table-cell table:formula="of:=CONCATENATE([.A21];&quot;, &quot;)" office:value-type="string" office:string-value="125, " calcext:value-type="string">
            <text:p>125, </text:p>
          </table:table-cell>
          <table:table-cell table:formula="of:=CONCATENATE([.B21];&quot;, &quot;)" office:value-type="string" office:string-value="2.1, " calcext:value-type="string">
            <text:p>2.1, </text:p>
          </table:table-cell>
          <table:table-cell table:formula="of:=CONCATENATE([.C21];&quot;, &quot;)" office:value-type="string" office:string-value="600, " calcext:value-type="string">
            <text:p>600, </text:p>
          </table:table-cell>
          <table:table-cell table:formula="of:=CONCATENATE(&quot;'&quot;;[.D21];&quot;'&quot;; &quot;, &quot;)" office:value-type="string" office:string-value="'green', " calcext:value-type="string">
            <text:p>'green', </text:p>
          </table:table-cell>
          <table:table-cell/>
          <table:table-cell table:formula="of:=CONCATENATE([.K20];[.F21])" office:value-type="string" office:string-value="90, 95, 98, 95, 100, 103, 105, 90, 105, 110, 115, 117, 120, 115, 120, 123, 127, 128, 130, 125, " calcext:value-type="string">
            <text:p>90, 95, 98, 95, 100, 103, 105, 90, 105, 110, 115, 117, 120, 115, 120, 123, 127, 128, 130, 125, </text:p>
          </table:table-cell>
          <table:table-cell table:formula="of:=CONCATENATE([.L20];[.G21])" office:value-type="string" office:string-value="1.8, 1.8, 1.8, 1.85, 1.85, 1.85, 1.85, 1.9, 1.9, 1.9, 1.95, 1.95, 1.95, 2, 2, 2.05, 2.05, 2.05, 2.05, 2.1, " calcext:value-type="string">
            <text:p>1.8, 1.8, 1.8, 1.85, 1.85, 1.85, 1.85, 1.9, 1.9, 1.9, 1.95, 1.95, 1.95, 2, 2, 2.05, 2.05, 2.05, 2.05, 2.1, </text:p>
          </table:table-cell>
          <table:table-cell table:formula="of:=CONCATENATE([.M20];[.H21])" office:value-type="string" office:string-value="900, 1500, 1800, 1500, 900, 1500, 600, 900, 300, 900, 1500, 1800, 600, 1500, 1800, 900, 300, 600, 1500, 600, " calcext:value-type="string">
            <text:p>900, 1500, 1800, 1500, 900, 1500, 600, 900, 300, 900, 1500, 1800, 600, 1500, 1800, 900, 300, 600, 1500, 600, </text:p>
          </table:table-cell>
          <table:table-cell table:formula="of:=CONCATENATE([.N20];[.I21])" office:value-type="string" office:string-value="'blue', 'blue', 'blue', 'blue', 'blue', 'blue', 'blue', 'blue', 'blue', 'blue', 'blue', 'blue', 'green', 'green', 'green', 'green', 'green', 'green', 'green', 'green', " calcext:value-type="string">
            <text:p>'blue', 'blue', 'blue', 'blue', 'blue', 'blue', 'blue', 'blue', 'blue', 'blue', 'blue', 'blue', 'green', 'green', 'green', 'green', 'green', 'green', 'green', 'green', 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1" calcext:value-type="float">
            <text:p>2.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green</text:p>
          </table:table-cell>
          <table:table-cell/>
          <table:table-cell table:formula="of:=CONCATENATE([.A22];&quot;, &quot;)" office:value-type="string" office:string-value="128, " calcext:value-type="string">
            <text:p>128, </text:p>
          </table:table-cell>
          <table:table-cell table:formula="of:=CONCATENATE([.B22];&quot;, &quot;)" office:value-type="string" office:string-value="2.1, " calcext:value-type="string">
            <text:p>2.1, </text:p>
          </table:table-cell>
          <table:table-cell table:formula="of:=CONCATENATE([.C22];&quot;, &quot;)" office:value-type="string" office:string-value="900, " calcext:value-type="string">
            <text:p>900, </text:p>
          </table:table-cell>
          <table:table-cell table:formula="of:=CONCATENATE(&quot;'&quot;;[.D22];&quot;'&quot;; &quot;, &quot;)" office:value-type="string" office:string-value="'green', " calcext:value-type="string">
            <text:p>'green', </text:p>
          </table:table-cell>
          <table:table-cell/>
          <table:table-cell table:formula="of:=CONCATENATE([.K21];[.F22])" office:value-type="string" office:string-value="90, 95, 98, 95, 100, 103, 105, 90, 105, 110, 115, 117, 120, 115, 120, 123, 127, 128, 130, 125, 128, " calcext:value-type="string">
            <text:p>90, 95, 98, 95, 100, 103, 105, 90, 105, 110, 115, 117, 120, 115, 120, 123, 127, 128, 130, 125, 128, </text:p>
          </table:table-cell>
          <table:table-cell table:formula="of:=CONCATENATE([.L21];[.G22])" office:value-type="string" office:string-value="1.8, 1.8, 1.8, 1.85, 1.85, 1.85, 1.85, 1.9, 1.9, 1.9, 1.95, 1.95, 1.95, 2, 2, 2.05, 2.05, 2.05, 2.05, 2.1, 2.1, " calcext:value-type="string">
            <text:p>1.8, 1.8, 1.8, 1.85, 1.85, 1.85, 1.85, 1.9, 1.9, 1.9, 1.95, 1.95, 1.95, 2, 2, 2.05, 2.05, 2.05, 2.05, 2.1, 2.1, </text:p>
          </table:table-cell>
          <table:table-cell table:formula="of:=CONCATENATE([.M21];[.H22])" office:value-type="string" office:string-value="900, 1500, 1800, 1500, 900, 1500, 600, 900, 300, 900, 1500, 1800, 600, 1500, 1800, 900, 300, 600, 1500, 600, 900, " calcext:value-type="string">
            <text:p>900, 1500, 1800, 1500, 900, 1500, 600, 900, 300, 900, 1500, 1800, 600, 1500, 1800, 900, 300, 600, 1500, 600, 900, </text:p>
          </table:table-cell>
          <table:table-cell table:formula="of:=CONCATENATE([.N21];[.I22])" office:value-type="string" office:string-value="'blue', 'blue', 'blue', 'blue', 'blue', 'blue', 'blue', 'blue', 'blue', 'blue', 'blue', 'blue', 'green', 'green', 'green', 'green', 'green', 'green', 'green', 'green', 'green', " calcext:value-type="string">
            <text:p>'blue', 'blue', 'blue', 'blue', 'blue', 'blue', 'blue', 'blue', 'blue', 'blue', 'blue', 'blue', 'green', 'green', 'green', 'green', 'green', 'green', 'green', 'green', 'green', 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.1" calcext:value-type="float">
            <text:p>2.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reen</text:p>
          </table:table-cell>
          <table:table-cell/>
          <table:table-cell table:formula="of:=CONCATENATE([.A23];&quot;, &quot;)" office:value-type="string" office:string-value="132, " calcext:value-type="string">
            <text:p>132, </text:p>
          </table:table-cell>
          <table:table-cell table:formula="of:=CONCATENATE([.B23];&quot;, &quot;)" office:value-type="string" office:string-value="2.1, " calcext:value-type="string">
            <text:p>2.1, </text:p>
          </table:table-cell>
          <table:table-cell table:formula="of:=CONCATENATE([.C23];&quot;, &quot;)" office:value-type="string" office:string-value="600, " calcext:value-type="string">
            <text:p>600, </text:p>
          </table:table-cell>
          <table:table-cell table:formula="of:=CONCATENATE(&quot;'&quot;;[.D23];&quot;'&quot;; &quot;, &quot;)" office:value-type="string" office:string-value="'green', " calcext:value-type="string">
            <text:p>'green', </text:p>
          </table:table-cell>
          <table:table-cell/>
          <table:table-cell table:formula="of:=CONCATENATE([.K22];[.F23])" office:value-type="string" office:string-value="90, 95, 98, 95, 100, 103, 105, 90, 105, 110, 115, 117, 120, 115, 120, 123, 127, 128, 130, 125, 128, 132, " calcext:value-type="string">
            <text:p>90, 95, 98, 95, 100, 103, 105, 90, 105, 110, 115, 117, 120, 115, 120, 123, 127, 128, 130, 125, 128, 132, </text:p>
          </table:table-cell>
          <table:table-cell table:formula="of:=CONCATENATE([.L22];[.G23])" office:value-type="string" office:string-value="1.8, 1.8, 1.8, 1.85, 1.85, 1.85, 1.85, 1.9, 1.9, 1.9, 1.95, 1.95, 1.95, 2, 2, 2.05, 2.05, 2.05, 2.05, 2.1, 2.1, 2.1, " calcext:value-type="string">
            <text:p>1.8, 1.8, 1.8, 1.85, 1.85, 1.85, 1.85, 1.9, 1.9, 1.9, 1.95, 1.95, 1.95, 2, 2, 2.05, 2.05, 2.05, 2.05, 2.1, 2.1, 2.1, </text:p>
          </table:table-cell>
          <table:table-cell table:formula="of:=CONCATENATE([.M22];[.H23])" office:value-type="string" office:string-value="900, 1500, 1800, 1500, 900, 1500, 600, 900, 300, 900, 1500, 1800, 600, 1500, 1800, 900, 300, 600, 1500, 600, 900, 600, " calcext:value-type="string">
            <text:p>900, 1500, 1800, 1500, 900, 1500, 600, 900, 300, 900, 1500, 1800, 600, 1500, 1800, 900, 300, 600, 1500, 600, 900, 600, </text:p>
          </table:table-cell>
          <table:table-cell table:formula="of:=CONCATENATE([.N22];[.I23])" office:value-type="string" office:string-value="'blue', 'blue', 'blue', 'blue', 'blue', 'blue', 'blue', 'blue', 'blue', 'blue', 'blue', 'blue', 'green', 'green', 'green', 'green', 'green', 'green', 'green', 'green', 'green', 'green', " calcext:value-type="string">
            <text:p>'blue', 'blue', 'blue', 'blue', 'blue', 'blue', 'blue', 'blue', 'blue', 'blue', 'blue', 'blue', 'green', 'green', 'green', 'green', 'green', 'green', 'green', 'green', 'green', 'green', 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.15" calcext:value-type="float">
            <text:p>2.1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reen</text:p>
          </table:table-cell>
          <table:table-cell/>
          <table:table-cell table:formula="of:=CONCATENATE([.A24];&quot;, &quot;)" office:value-type="string" office:string-value="115, " calcext:value-type="string">
            <text:p>115, </text:p>
          </table:table-cell>
          <table:table-cell table:formula="of:=CONCATENATE([.B24];&quot;, &quot;)" office:value-type="string" office:string-value="2.15, " calcext:value-type="string">
            <text:p>2.15, </text:p>
          </table:table-cell>
          <table:table-cell table:formula="of:=CONCATENATE([.C24];&quot;, &quot;)" office:value-type="string" office:string-value="1200, " calcext:value-type="string">
            <text:p>1200, </text:p>
          </table:table-cell>
          <table:table-cell table:formula="of:=CONCATENATE(&quot;'&quot;;[.D24];&quot;'&quot;; &quot;, &quot;)" office:value-type="string" office:string-value="'green', " calcext:value-type="string">
            <text:p>'green', </text:p>
          </table:table-cell>
          <table:table-cell/>
          <table:table-cell table:formula="of:=CONCATENATE([.K23];[.F24])" office:value-type="string" office:string-value="90, 95, 98, 95, 100, 103, 105, 90, 105, 110, 115, 117, 120, 115, 120, 123, 127, 128, 130, 125, 128, 132, 115, " calcext:value-type="string">
            <text:p>90, 95, 98, 95, 100, 103, 105, 90, 105, 110, 115, 117, 120, 115, 120, 123, 127, 128, 130, 125, 128, 132, 115, </text:p>
          </table:table-cell>
          <table:table-cell table:formula="of:=CONCATENATE([.L23];[.G24])" office:value-type="string" office:string-value="1.8, 1.8, 1.8, 1.85, 1.85, 1.85, 1.85, 1.9, 1.9, 1.9, 1.95, 1.95, 1.95, 2, 2, 2.05, 2.05, 2.05, 2.05, 2.1, 2.1, 2.1, 2.15, " calcext:value-type="string">
            <text:p>1.8, 1.8, 1.8, 1.85, 1.85, 1.85, 1.85, 1.9, 1.9, 1.9, 1.95, 1.95, 1.95, 2, 2, 2.05, 2.05, 2.05, 2.05, 2.1, 2.1, 2.1, 2.15, </text:p>
          </table:table-cell>
          <table:table-cell table:formula="of:=CONCATENATE([.M23];[.H24])" office:value-type="string" office:string-value="900, 1500, 1800, 1500, 900, 1500, 600, 900, 300, 900, 1500, 1800, 600, 1500, 1800, 900, 300, 600, 1500, 600, 900, 600, 1200, " calcext:value-type="string">
            <text:p>900, 1500, 1800, 1500, 900, 1500, 600, 900, 300, 900, 1500, 1800, 600, 1500, 1800, 900, 300, 600, 1500, 600, 900, 600, 1200, </text:p>
          </table:table-cell>
          <table:table-cell table:formula="of:=CONCATENATE([.N23];[.I24])" office:value-type="string" office:string-value="'blue', 'blue', 'blue', 'blue', 'blue', 'blue', 'blue', 'blue', 'blue', 'blue', 'blue', 'blue', 'green', 'green', 'green', 'green', 'green', 'green', 'green', 'green', 'green', 'green', 'green', " calcext:value-type="string">
            <text:p>'blue', 'blue', 'blue', 'blue', 'blue', 'blue', 'blue', 'blue', 'blue', 'blue', 'blue', 'blue', 'green', 'green', 'green', 'green', 'green', 'green', 'green', 'green', 'green', 'green', 'green', 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.15" calcext:value-type="float">
            <text:p>2.1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reen</text:p>
          </table:table-cell>
          <table:table-cell/>
          <table:table-cell table:formula="of:=CONCATENATE([.A25];&quot;, &quot;)" office:value-type="string" office:string-value="125, " calcext:value-type="string">
            <text:p>125, </text:p>
          </table:table-cell>
          <table:table-cell table:formula="of:=CONCATENATE([.B25];&quot;, &quot;)" office:value-type="string" office:string-value="2.15, " calcext:value-type="string">
            <text:p>2.15, </text:p>
          </table:table-cell>
          <table:table-cell table:formula="of:=CONCATENATE([.C25];&quot;, &quot;)" office:value-type="string" office:string-value="1500, " calcext:value-type="string">
            <text:p>1500, </text:p>
          </table:table-cell>
          <table:table-cell table:formula="of:=CONCATENATE(&quot;'&quot;;[.D25];&quot;'&quot;; &quot;, &quot;)" office:value-type="string" office:string-value="'green', " calcext:value-type="string">
            <text:p>'green', </text:p>
          </table:table-cell>
          <table:table-cell/>
          <table:table-cell table:formula="of:=CONCATENATE([.K24];[.F25])" office:value-type="string" office:string-value="90, 95, 98, 95, 100, 103, 105, 90, 105, 110, 115, 117, 120, 115, 120, 123, 127, 128, 130, 125, 128, 132, 115, 125, " calcext:value-type="string">
            <text:p>90, 95, 98, 95, 100, 103, 105, 90, 105, 110, 115, 117, 120, 115, 120, 123, 127, 128, 130, 125, 128, 132, 115, 125, </text:p>
          </table:table-cell>
          <table:table-cell table:formula="of:=CONCATENATE([.L24];[.G25])" office:value-type="string" office:string-value="1.8, 1.8, 1.8, 1.85, 1.85, 1.85, 1.85, 1.9, 1.9, 1.9, 1.95, 1.95, 1.95, 2, 2, 2.05, 2.05, 2.05, 2.05, 2.1, 2.1, 2.1, 2.15, 2.15, " calcext:value-type="string">
            <text:p>1.8, 1.8, 1.8, 1.85, 1.85, 1.85, 1.85, 1.9, 1.9, 1.9, 1.95, 1.95, 1.95, 2, 2, 2.05, 2.05, 2.05, 2.05, 2.1, 2.1, 2.1, 2.15, 2.15, </text:p>
          </table:table-cell>
          <table:table-cell table:formula="of:=CONCATENATE([.M24];[.H25])" office:value-type="string" office:string-value="900, 1500, 1800, 1500, 900, 1500, 600, 900, 300, 900, 1500, 1800, 600, 1500, 1800, 900, 300, 600, 1500, 600, 900, 600, 1200, 1500, " calcext:value-type="string">
            <text:p>900, 1500, 1800, 1500, 900, 1500, 600, 900, 300, 900, 1500, 1800, 600, 1500, 1800, 900, 300, 600, 1500, 600, 900, 600, 1200, 1500, </text:p>
          </table:table-cell>
          <table:table-cell table:formula="of:=CONCATENATE([.N24];[.I25])" office:value-type="string" office:string-value="'blue', 'blue', 'blue', 'blue', 'blue', 'blue', 'blue', 'blue', 'blue', 'blue', 'blue', 'blue', 'green', 'green', 'green', 'green', 'green', 'green', 'green', 'green', 'green', 'green', 'green', 'green', " calcext:value-type="string">
            <text:p>'blue', 'blue', 'blue', 'blue', 'blue', 'blue', 'blue', 'blue', 'blue', 'blue', 'blue', 'blue', 'green', 'green', 'green', 'green', 'green', 'green', 'green', 'green', 'green', 'green', 'green', 'green', 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.15" calcext:value-type="float">
            <text:p>2.15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yellow</text:p>
          </table:table-cell>
          <table:table-cell/>
          <table:table-cell table:formula="of:=CONCATENATE([.A26];&quot;, &quot;)" office:value-type="string" office:string-value="134, " calcext:value-type="string">
            <text:p>134, </text:p>
          </table:table-cell>
          <table:table-cell table:formula="of:=CONCATENATE([.B26];&quot;, &quot;)" office:value-type="string" office:string-value="2.15, " calcext:value-type="string">
            <text:p>2.15, </text:p>
          </table:table-cell>
          <table:table-cell table:formula="of:=CONCATENATE([.C26];&quot;, &quot;)" office:value-type="string" office:string-value="1800, " calcext:value-type="string">
            <text:p>1800, </text:p>
          </table:table-cell>
          <table:table-cell table:formula="of:=CONCATENATE(&quot;'&quot;;[.D26];&quot;'&quot;; &quot;, &quot;)" office:value-type="string" office:string-value="'yellow', " calcext:value-type="string">
            <text:p>'yellow', </text:p>
          </table:table-cell>
          <table:table-cell/>
          <table:table-cell table:formula="of:=CONCATENATE([.K25];[.F26])" office:value-type="string" office:string-value="90, 95, 98, 95, 100, 103, 105, 90, 105, 110, 115, 117, 120, 115, 120, 123, 127, 128, 130, 125, 128, 132, 115, 125, 134, " calcext:value-type="string">
            <text:p>90, 95, 98, 95, 100, 103, 105, 90, 105, 110, 115, 117, 120, 115, 120, 123, 127, 128, 130, 125, 128, 132, 115, 125, 134, </text:p>
          </table:table-cell>
          <table:table-cell table:formula="of:=CONCATENATE([.L25];[.G26])" office:value-type="string" office:string-value="1.8, 1.8, 1.8, 1.85, 1.85, 1.85, 1.85, 1.9, 1.9, 1.9, 1.95, 1.95, 1.95, 2, 2, 2.05, 2.05, 2.05, 2.05, 2.1, 2.1, 2.1, 2.15, 2.15, 2.15, " calcext:value-type="string">
            <text:p>1.8, 1.8, 1.8, 1.85, 1.85, 1.85, 1.85, 1.9, 1.9, 1.9, 1.95, 1.95, 1.95, 2, 2, 2.05, 2.05, 2.05, 2.05, 2.1, 2.1, 2.1, 2.15, 2.15, 2.15, </text:p>
          </table:table-cell>
          <table:table-cell table:formula="of:=CONCATENATE([.M25];[.H26])" office:value-type="string" office:string-value="900, 1500, 1800, 1500, 900, 1500, 600, 900, 300, 900, 1500, 1800, 600, 1500, 1800, 900, 300, 600, 1500, 600, 900, 600, 1200, 1500, 1800, " calcext:value-type="string">
            <text:p>900, 1500, 1800, 1500, 900, 1500, 600, 900, 300, 900, 1500, 1800, 600, 1500, 1800, 900, 300, 600, 1500, 600, 900, 600, 1200, 1500, 1800, </text:p>
          </table:table-cell>
          <table:table-cell table:formula="of:=CONCATENATE([.N25];[.I26])" office:value-type="string" office:string-value="'blue', 'blue', 'blue', 'blue', 'blue', 'blue', 'blue', 'blue', 'blue', 'blue', 'blue', 'blue', 'green', 'green', 'green', 'green', 'green', 'green', 'green', 'green', 'green', 'green', 'green', 'green', 'yellow', " calcext:value-type="string">
            <text:p>'blue', 'blue', 'blue', 'blue', 'blue', 'blue', 'blue', 'blue', 'blue', 'blue', 'blue', 'blue', 'green', 'green', 'green', 'green', 'green', 'green', 'green', 'green', 'green', 'green', 'green', 'green', 'yellow', 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2" calcext:value-type="float">
            <text:p>2.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yellow</text:p>
          </table:table-cell>
          <table:table-cell/>
          <table:table-cell table:formula="of:=CONCATENATE([.A27];&quot;, &quot;)" office:value-type="string" office:string-value="130, " calcext:value-type="string">
            <text:p>130, </text:p>
          </table:table-cell>
          <table:table-cell table:formula="of:=CONCATENATE([.B27];&quot;, &quot;)" office:value-type="string" office:string-value="2.2, " calcext:value-type="string">
            <text:p>2.2, </text:p>
          </table:table-cell>
          <table:table-cell table:formula="of:=CONCATENATE([.C27];&quot;, &quot;)" office:value-type="string" office:string-value="600, " calcext:value-type="string">
            <text:p>600, </text:p>
          </table:table-cell>
          <table:table-cell table:formula="of:=CONCATENATE(&quot;'&quot;;[.D27];&quot;'&quot;; &quot;, &quot;)" office:value-type="string" office:string-value="'yellow', " calcext:value-type="string">
            <text:p>'yellow', </text:p>
          </table:table-cell>
          <table:table-cell/>
          <table:table-cell table:formula="of:=CONCATENATE([.K26];[.F27])" office:value-type="string" office:string-value="90, 95, 98, 95, 100, 103, 105, 90, 105, 110, 115, 117, 120, 115, 120, 123, 127, 128, 130, 125, 128, 132, 115, 125, 134, 130, " calcext:value-type="string">
            <text:p>90, 95, 98, 95, 100, 103, 105, 90, 105, 110, 115, 117, 120, 115, 120, 123, 127, 128, 130, 125, 128, 132, 115, 125, 134, 130, </text:p>
          </table:table-cell>
          <table:table-cell table:formula="of:=CONCATENATE([.L26];[.G27])" office:value-type="string" office:string-value="1.8, 1.8, 1.8, 1.85, 1.85, 1.85, 1.85, 1.9, 1.9, 1.9, 1.95, 1.95, 1.95, 2, 2, 2.05, 2.05, 2.05, 2.05, 2.1, 2.1, 2.1, 2.15, 2.15, 2.15, 2.2, " calcext:value-type="string">
            <text:p>1.8, 1.8, 1.8, 1.85, 1.85, 1.85, 1.85, 1.9, 1.9, 1.9, 1.95, 1.95, 1.95, 2, 2, 2.05, 2.05, 2.05, 2.05, 2.1, 2.1, 2.1, 2.15, 2.15, 2.15, 2.2, </text:p>
          </table:table-cell>
          <table:table-cell table:formula="of:=CONCATENATE([.M26];[.H27])" office:value-type="string" office:string-value="900, 1500, 1800, 1500, 900, 1500, 600, 900, 300, 900, 1500, 1800, 600, 1500, 1800, 900, 300, 600, 1500, 600, 900, 600, 1200, 1500, 1800, 600, " calcext:value-type="string">
            <text:p>900, 1500, 1800, 1500, 900, 1500, 600, 900, 300, 900, 1500, 1800, 600, 1500, 1800, 900, 300, 600, 1500, 600, 900, 600, 1200, 1500, 1800, 600, </text:p>
          </table:table-cell>
          <table:table-cell table:formula="of:=CONCATENATE([.N26];[.I27])" office:value-type="string" office:string-value="'blue', 'blue', 'blue', 'blue', 'blue', 'blue', 'blue', 'blue', 'blue', 'blue', 'blue', 'blue', 'green', 'green', 'green', 'green', 'green', 'green', 'green', 'green', 'green', 'green', 'green', 'green', 'yellow', 'yellow', " calcext:value-type="string">
            <text:p>'blue', 'blue', 'blue', 'blue', 'blue', 'blue', 'blue', 'blue', 'blue', 'blue', 'blue', 'blue', 'green', 'green', 'green', 'green', 'green', 'green', 'green', 'green', 'green', 'green', 'green', 'green', 'yellow', 'yellow', 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.2" calcext:value-type="float">
            <text:p>2.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ellow</text:p>
          </table:table-cell>
          <table:table-cell/>
          <table:table-cell table:formula="of:=CONCATENATE([.A28];&quot;, &quot;)" office:value-type="string" office:string-value="137, " calcext:value-type="string">
            <text:p>137, </text:p>
          </table:table-cell>
          <table:table-cell table:formula="of:=CONCATENATE([.B28];&quot;, &quot;)" office:value-type="string" office:string-value="2.2, " calcext:value-type="string">
            <text:p>2.2, </text:p>
          </table:table-cell>
          <table:table-cell table:formula="of:=CONCATENATE([.C28];&quot;, &quot;)" office:value-type="string" office:string-value="900, " calcext:value-type="string">
            <text:p>900, </text:p>
          </table:table-cell>
          <table:table-cell table:formula="of:=CONCATENATE(&quot;'&quot;;[.D28];&quot;'&quot;; &quot;, &quot;)" office:value-type="string" office:string-value="'yellow', " calcext:value-type="string">
            <text:p>'yellow', </text:p>
          </table:table-cell>
          <table:table-cell/>
          <table:table-cell table:formula="of:=CONCATENATE([.K27];[.F28])" office:value-type="string" office:string-value="90, 95, 98, 95, 100, 103, 105, 90, 105, 110, 115, 117, 120, 115, 120, 123, 127, 128, 130, 125, 128, 132, 115, 125, 134, 130, 137, " calcext:value-type="string">
            <text:p>90, 95, 98, 95, 100, 103, 105, 90, 105, 110, 115, 117, 120, 115, 120, 123, 127, 128, 130, 125, 128, 132, 115, 125, 134, 130, 137, </text:p>
          </table:table-cell>
          <table:table-cell table:formula="of:=CONCATENATE([.L27];[.G28])" office:value-type="string" office:string-value="1.8, 1.8, 1.8, 1.85, 1.85, 1.85, 1.85, 1.9, 1.9, 1.9, 1.95, 1.95, 1.95, 2, 2, 2.05, 2.05, 2.05, 2.05, 2.1, 2.1, 2.1, 2.15, 2.15, 2.15, 2.2, 2.2, " calcext:value-type="string">
            <text:p>1.8, 1.8, 1.8, 1.85, 1.85, 1.85, 1.85, 1.9, 1.9, 1.9, 1.95, 1.95, 1.95, 2, 2, 2.05, 2.05, 2.05, 2.05, 2.1, 2.1, 2.1, 2.15, 2.15, 2.15, 2.2, 2.2, </text:p>
          </table:table-cell>
          <table:table-cell table:formula="of:=CONCATENATE([.M27];[.H28])" office:value-type="string" office:string-value="900, 1500, 1800, 1500, 900, 1500, 600, 900, 300, 900, 1500, 1800, 600, 1500, 1800, 900, 300, 600, 1500, 600, 900, 600, 1200, 1500, 1800, 600, 900, " calcext:value-type="string">
            <text:p>900, 1500, 1800, 1500, 900, 1500, 600, 900, 300, 900, 1500, 1800, 600, 1500, 1800, 900, 300, 600, 1500, 600, 900, 600, 1200, 1500, 1800, 600, 900, </text:p>
          </table:table-cell>
          <table:table-cell table:formula="of:=CONCATENATE([.N27];[.I28])" office:value-type="string" office:string-value="'blue', 'blue', 'blue', 'blue', 'blue', 'blue', 'blue', 'blue', 'blue', 'blue', 'blue', 'blue', 'green', 'green', 'green', 'green', 'green', 'green', 'green', 'green', 'green', 'green', 'green', 'green', 'yellow', 'yellow', 'yellow', " calcext:value-type="string">
            <text:p>'blue', 'blue', 'blue', 'blue', 'blue', 'blue', 'blue', 'blue', 'blue', 'blue', 'blue', 'blue', 'green', 'green', 'green', 'green', 'green', 'green', 'green', 'green', 'green', 'green', 'green', 'green', 'yellow', 'yellow', 'yellow', 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25" calcext:value-type="float">
            <text:p>2.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yellow</text:p>
          </table:table-cell>
          <table:table-cell/>
          <table:table-cell table:formula="of:=CONCATENATE([.A29];&quot;, &quot;)" office:value-type="string" office:string-value="130, " calcext:value-type="string">
            <text:p>130, </text:p>
          </table:table-cell>
          <table:table-cell table:formula="of:=CONCATENATE([.B29];&quot;, &quot;)" office:value-type="string" office:string-value="2.25, " calcext:value-type="string">
            <text:p>2.25, </text:p>
          </table:table-cell>
          <table:table-cell table:formula="of:=CONCATENATE([.C29];&quot;, &quot;)" office:value-type="string" office:string-value="600, " calcext:value-type="string">
            <text:p>600, </text:p>
          </table:table-cell>
          <table:table-cell table:formula="of:=CONCATENATE(&quot;'&quot;;[.D29];&quot;'&quot;; &quot;, &quot;)" office:value-type="string" office:string-value="'yellow', " calcext:value-type="string">
            <text:p>'yellow', </text:p>
          </table:table-cell>
          <table:table-cell/>
          <table:table-cell table:formula="of:=CONCATENATE([.K28];[.F29])" office:value-type="string" office:string-value="90, 95, 98, 95, 100, 103, 105, 90, 105, 110, 115, 117, 120, 115, 120, 123, 127, 128, 130, 125, 128, 132, 115, 125, 134, 130, 137, 130, " calcext:value-type="string">
            <text:p>90, 95, 98, 95, 100, 103, 105, 90, 105, 110, 115, 117, 120, 115, 120, 123, 127, 128, 130, 125, 128, 132, 115, 125, 134, 130, 137, 130, </text:p>
          </table:table-cell>
          <table:table-cell table:formula="of:=CONCATENATE([.L28];[.G29])" office:value-type="string" office:string-value="1.8, 1.8, 1.8, 1.85, 1.85, 1.85, 1.85, 1.9, 1.9, 1.9, 1.95, 1.95, 1.95, 2, 2, 2.05, 2.05, 2.05, 2.05, 2.1, 2.1, 2.1, 2.15, 2.15, 2.15, 2.2, 2.2, 2.25, " calcext:value-type="string">
            <text:p>1.8, 1.8, 1.8, 1.85, 1.85, 1.85, 1.85, 1.9, 1.9, 1.9, 1.95, 1.95, 1.95, 2, 2, 2.05, 2.05, 2.05, 2.05, 2.1, 2.1, 2.1, 2.15, 2.15, 2.15, 2.2, 2.2, 2.25, </text:p>
          </table:table-cell>
          <table:table-cell table:formula="of:=CONCATENATE([.M28];[.H29])" office:value-type="string" office:string-value="900, 1500, 1800, 1500, 900, 1500, 600, 900, 300, 900, 1500, 1800, 600, 1500, 1800, 900, 300, 600, 1500, 600, 900, 600, 1200, 1500, 1800, 600, 900, 600, " calcext:value-type="string">
            <text:p>900, 1500, 1800, 1500, 900, 1500, 600, 900, 300, 900, 1500, 1800, 600, 1500, 1800, 900, 300, 600, 1500, 600, 900, 600, 1200, 1500, 1800, 600, 900, 600, </text:p>
          </table:table-cell>
          <table:table-cell table:formula="of:=CONCATENATE([.N28];[.I29])" office:value-type="string" office:string-value="'blue', 'blue', 'blue', 'blue', 'blue', 'blue', 'blue', 'blue', 'blue', 'blue', 'blue', 'blue', 'green', 'green', 'green', 'green', 'green', 'green', 'green', 'green', 'green', 'green', 'green', 'green', 'yellow', 'yellow', 'yellow', 'yellow', " calcext:value-type="string">
            <text:p>'blue', 'blue', 'blue', 'blue', 'blue', 'blue', 'blue', 'blue', 'blue', 'blue', 'blue', 'blue', 'green', 'green', 'green', 'green', 'green', 'green', 'green', 'green', 'green', 'green', 'green', 'green', 'yellow', 'yellow', 'yellow', 'yellow', 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.25" calcext:value-type="float">
            <text:p>2.2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ellow</text:p>
          </table:table-cell>
          <table:table-cell/>
          <table:table-cell table:formula="of:=CONCATENATE([.A30];&quot;, &quot;)" office:value-type="string" office:string-value="138, " calcext:value-type="string">
            <text:p>138, </text:p>
          </table:table-cell>
          <table:table-cell table:formula="of:=CONCATENATE([.B30];&quot;, &quot;)" office:value-type="string" office:string-value="2.25, " calcext:value-type="string">
            <text:p>2.25, </text:p>
          </table:table-cell>
          <table:table-cell table:formula="of:=CONCATENATE([.C30];&quot;, &quot;)" office:value-type="string" office:string-value="900, " calcext:value-type="string">
            <text:p>900, </text:p>
          </table:table-cell>
          <table:table-cell table:formula="of:=CONCATENATE(&quot;'&quot;;[.D30];&quot;'&quot;; &quot;, &quot;)" office:value-type="string" office:string-value="'yellow', " calcext:value-type="string">
            <text:p>'yellow', </text:p>
          </table:table-cell>
          <table:table-cell/>
          <table:table-cell table:formula="of:=CONCATENATE([.K29];[.F30])" office:value-type="string" office:string-value="90, 95, 98, 95, 100, 103, 105, 90, 105, 110, 115, 117, 120, 115, 120, 123, 127, 128, 130, 125, 128, 132, 115, 125, 134, 130, 137, 130, 138, " calcext:value-type="string">
            <text:p>90, 95, 98, 95, 100, 103, 105, 90, 105, 110, 115, 117, 120, 115, 120, 123, 127, 128, 130, 125, 128, 132, 115, 125, 134, 130, 137, 130, 138, </text:p>
          </table:table-cell>
          <table:table-cell table:formula="of:=CONCATENATE([.L29];[.G30])" office:value-type="string" office:string-value="1.8, 1.8, 1.8, 1.85, 1.85, 1.85, 1.85, 1.9, 1.9, 1.9, 1.95, 1.95, 1.95, 2, 2, 2.05, 2.05, 2.05, 2.05, 2.1, 2.1, 2.1, 2.15, 2.15, 2.15, 2.2, 2.2, 2.25, 2.25, " calcext:value-type="string">
            <text:p>1.8, 1.8, 1.8, 1.85, 1.85, 1.85, 1.85, 1.9, 1.9, 1.9, 1.95, 1.95, 1.95, 2, 2, 2.05, 2.05, 2.05, 2.05, 2.1, 2.1, 2.1, 2.15, 2.15, 2.15, 2.2, 2.2, 2.25, 2.25, </text:p>
          </table:table-cell>
          <table:table-cell table:formula="of:=CONCATENATE([.M29];[.H30])" office:value-type="string" office:string-value="900, 1500, 1800, 1500, 900, 1500, 600, 900, 300, 900, 1500, 1800, 600, 1500, 1800, 900, 300, 600, 1500, 600, 900, 600, 1200, 1500, 1800, 600, 900, 600, 900, " calcext:value-type="string">
            <text:p>900, 1500, 1800, 1500, 900, 1500, 600, 900, 300, 900, 1500, 1800, 600, 1500, 1800, 900, 300, 600, 1500, 600, 900, 600, 1200, 1500, 1800, 600, 900, 600, 900, </text:p>
          </table:table-cell>
          <table:table-cell table:formula="of:=CONCATENATE([.N29];[.I30])" office:value-type="string" office:string-value="'blue', 'blue', 'blue', 'blue', 'blue', 'blue', 'blue', 'blue', 'blue', 'blue', 'blue', 'blue', 'green', 'green', 'green', 'green', 'green', 'green', 'green', 'green', 'green', 'green', 'green', 'green', 'yellow', 'yellow', 'yellow', 'yellow', 'yellow', " calcext:value-type="string">
            <text:p>'blue', 'blue', 'blue', 'blue', 'blue', 'blue', 'blue', 'blue', 'blue', 'blue', 'blue', 'blue', 'green', 'green', 'green', 'green', 'green', 'green', 'green', 'green', 'green', 'green', 'green', 'green', 'yellow', 'yellow', 'yellow', 'yellow', 'yellow', 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25" calcext:value-type="float">
            <text:p>2.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yellow</text:p>
          </table:table-cell>
          <table:table-cell/>
          <table:table-cell table:formula="of:=CONCATENATE([.A31];&quot;, &quot;)" office:value-type="string" office:string-value="140, " calcext:value-type="string">
            <text:p>140, </text:p>
          </table:table-cell>
          <table:table-cell table:formula="of:=CONCATENATE([.B31];&quot;, &quot;)" office:value-type="string" office:string-value="2.25, " calcext:value-type="string">
            <text:p>2.25, </text:p>
          </table:table-cell>
          <table:table-cell table:formula="of:=CONCATENATE([.C31];&quot;, &quot;)" office:value-type="string" office:string-value="600, " calcext:value-type="string">
            <text:p>600, </text:p>
          </table:table-cell>
          <table:table-cell table:formula="of:=CONCATENATE(&quot;'&quot;;[.D31];&quot;'&quot;; &quot;, &quot;)" office:value-type="string" office:string-value="'yellow', " calcext:value-type="string">
            <text:p>'yellow', </text:p>
          </table:table-cell>
          <table:table-cell/>
          <table:table-cell table:formula="of:=CONCATENATE([.K30];[.F31])" office:value-type="string" office:string-value="90, 95, 98, 95, 100, 103, 105, 90, 105, 110, 115, 117, 120, 115, 120, 123, 127, 128, 130, 125, 128, 132, 115, 125, 134, 130, 137, 130, 138, 140, " calcext:value-type="string">
            <text:p>90, 95, 98, 95, 100, 103, 105, 90, 105, 110, 115, 117, 120, 115, 120, 123, 127, 128, 130, 125, 128, 132, 115, 125, 134, 130, 137, 130, 138, 140, </text:p>
          </table:table-cell>
          <table:table-cell table:formula="of:=CONCATENATE([.L30];[.G31])" office:value-type="string" office:string-value="1.8, 1.8, 1.8, 1.85, 1.85, 1.85, 1.85, 1.9, 1.9, 1.9, 1.95, 1.95, 1.95, 2, 2, 2.05, 2.05, 2.05, 2.05, 2.1, 2.1, 2.1, 2.15, 2.15, 2.15, 2.2, 2.2, 2.25, 2.25, 2.25, " calcext:value-type="string">
            <text:p>1.8, 1.8, 1.8, 1.85, 1.85, 1.85, 1.85, 1.9, 1.9, 1.9, 1.95, 1.95, 1.95, 2, 2, 2.05, 2.05, 2.05, 2.05, 2.1, 2.1, 2.1, 2.15, 2.15, 2.15, 2.2, 2.2, 2.25, 2.25, 2.25, </text:p>
          </table:table-cell>
          <table:table-cell table:formula="of:=CONCATENATE([.M30];[.H31])" office:value-type="string" office:string-value="900, 1500, 1800, 1500, 900, 1500, 600, 900, 300, 900, 1500, 1800, 600, 1500, 1800, 900, 300, 600, 1500, 600, 900, 600, 1200, 1500, 1800, 600, 900, 600, 900, 600, " calcext:value-type="string">
            <text:p>900, 1500, 1800, 1500, 900, 1500, 600, 900, 300, 900, 1500, 1800, 600, 1500, 1800, 900, 300, 600, 1500, 600, 900, 600, 1200, 1500, 1800, 600, 900, 600, 900, 600, </text:p>
          </table:table-cell>
          <table:table-cell table:formula="of:=CONCATENATE([.N30];[.I31])" office:value-type="string" office:string-value="'blue', 'blue', 'blue', 'blue', 'blue', 'blue', 'blue', 'blue', 'blue', 'blue', 'blue', 'blue', 'green', 'green', 'green', 'green', 'green', 'green', 'green', 'green', 'green', 'green', 'green', 'green', 'yellow', 'yellow', 'yellow', 'yellow', 'yellow', 'yellow', " calcext:value-type="string">
            <text:p>'blue', 'blue', 'blue', 'blue', 'blue', 'blue', 'blue', 'blue', 'blue', 'blue', 'blue', 'blue', 'green', 'green', 'green', 'green', 'green', 'green', 'green', 'green', 'green', 'green', 'green', 'green', 'yellow', 'yellow', 'yellow', 'yellow', 'yellow', 'yellow', 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.25" calcext:value-type="float">
            <text:p>2.2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yellow</text:p>
          </table:table-cell>
          <table:table-cell/>
          <table:table-cell table:formula="of:=CONCATENATE([.A32];&quot;, &quot;)" office:value-type="string" office:string-value="141, " calcext:value-type="string">
            <text:p>141, </text:p>
          </table:table-cell>
          <table:table-cell table:formula="of:=CONCATENATE([.B32];&quot;, &quot;)" office:value-type="string" office:string-value="2.25, " calcext:value-type="string">
            <text:p>2.25, </text:p>
          </table:table-cell>
          <table:table-cell table:formula="of:=CONCATENATE([.C32];&quot;, &quot;)" office:value-type="string" office:string-value="1500, " calcext:value-type="string">
            <text:p>1500, </text:p>
          </table:table-cell>
          <table:table-cell table:formula="of:=CONCATENATE(&quot;'&quot;;[.D32];&quot;'&quot;; &quot;, &quot;)" office:value-type="string" office:string-value="'yellow', " calcext:value-type="string">
            <text:p>'yellow', </text:p>
          </table:table-cell>
          <table:table-cell/>
          <table:table-cell table:formula="of:=CONCATENATE([.K31];[.F32])" office:value-type="string" office:string-value="90, 95, 98, 95, 100, 103, 105, 90, 105, 110, 115, 117, 120, 115, 120, 123, 127, 128, 130, 125, 128, 132, 115, 125, 134, 130, 137, 130, 138, 140, 141, " calcext:value-type="string">
            <text:p>90, 95, 98, 95, 100, 103, 105, 90, 105, 110, 115, 117, 120, 115, 120, 123, 127, 128, 130, 125, 128, 132, 115, 125, 134, 130, 137, 130, 138, 140, 141, </text:p>
          </table:table-cell>
          <table:table-cell table:formula="of:=CONCATENATE([.L31];[.G32])" office:value-type="string" office:string-value="1.8, 1.8, 1.8, 1.85, 1.85, 1.85, 1.85, 1.9, 1.9, 1.9, 1.95, 1.95, 1.95, 2, 2, 2.05, 2.05, 2.05, 2.05, 2.1, 2.1, 2.1, 2.15, 2.15, 2.15, 2.2, 2.2, 2.25, 2.25, 2.25, 2.25, " calcext:value-type="string">
            <text:p>1.8, 1.8, 1.8, 1.85, 1.85, 1.85, 1.85, 1.9, 1.9, 1.9, 1.95, 1.95, 1.95, 2, 2, 2.05, 2.05, 2.05, 2.05, 2.1, 2.1, 2.1, 2.15, 2.15, 2.15, 2.2, 2.2, 2.25, 2.25, 2.25, 2.25, </text:p>
          </table:table-cell>
          <table:table-cell table:formula="of:=CONCATENATE([.M31];[.H32])" office:value-type="string" office:string-value="900, 1500, 1800, 1500, 900, 1500, 600, 900, 300, 900, 1500, 1800, 600, 1500, 1800, 900, 300, 600, 1500, 600, 900, 600, 1200, 1500, 1800, 600, 900, 600, 900, 600, 1500, " calcext:value-type="string">
            <text:p>900, 1500, 1800, 1500, 900, 1500, 600, 900, 300, 900, 1500, 1800, 600, 1500, 1800, 900, 300, 600, 1500, 600, 900, 600, 1200, 1500, 1800, 600, 900, 600, 900, 600, 1500, </text:p>
          </table:table-cell>
          <table:table-cell table:formula="of:=CONCATENATE([.N31];[.I32])" office:value-type="string" office:string-value="'blue', 'blue', 'blue', 'blue', 'blue', 'blue', 'blue', 'blue', 'blue', 'blue', 'blue', 'blue', 'green', 'green', 'green', 'green', 'green', 'green', 'green', 'green', 'green', 'green', 'green', 'green', 'yellow', 'yellow', 'yellow', 'yellow', 'yellow', 'yellow', 'yellow', " calcext:value-type="string">
            <text:p>'blue', 'blue', 'blue', 'blue', 'blue', 'blue', 'blue', 'blue', 'blue', 'blue', 'blue', 'blue', 'green', 'green', 'green', 'green', 'green', 'green', 'green', 'green', 'green', 'green', 'green', 'green', 'yellow', 'yellow', 'yellow', 'yellow', 'yellow', 'yellow', 'yellow', 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.3" calcext:value-type="float">
            <text:p>2.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yellow</text:p>
          </table:table-cell>
          <table:table-cell/>
          <table:table-cell table:formula="of:=CONCATENATE([.A33];&quot;, &quot;)" office:value-type="string" office:string-value="138, " calcext:value-type="string">
            <text:p>138, </text:p>
          </table:table-cell>
          <table:table-cell table:formula="of:=CONCATENATE([.B33];&quot;, &quot;)" office:value-type="string" office:string-value="2.3, " calcext:value-type="string">
            <text:p>2.3, </text:p>
          </table:table-cell>
          <table:table-cell table:formula="of:=CONCATENATE([.C33];&quot;, &quot;)" office:value-type="string" office:string-value="300, " calcext:value-type="string">
            <text:p>300, </text:p>
          </table:table-cell>
          <table:table-cell table:formula="of:=CONCATENATE(&quot;'&quot;;[.D33];&quot;'&quot;; &quot;, &quot;)" office:value-type="string" office:string-value="'yellow', " calcext:value-type="string">
            <text:p>'yellow', </text:p>
          </table:table-cell>
          <table:table-cell/>
          <table:table-cell table:formula="of:=CONCATENATE([.K32];[.F33])" office:value-type="string" office:string-value="90, 95, 98, 95, 100, 103, 105, 90, 105, 110, 115, 117, 120, 115, 120, 123, 127, 128, 130, 125, 128, 132, 115, 125, 134, 130, 137, 130, 138, 140, 141, 138, " calcext:value-type="string">
            <text:p>90, 95, 98, 95, 100, 103, 105, 90, 105, 110, 115, 117, 120, 115, 120, 123, 127, 128, 130, 125, 128, 132, 115, 125, 134, 130, 137, 130, 138, 140, 141, 138, </text:p>
          </table:table-cell>
          <table:table-cell table:formula="of:=CONCATENATE([.L32];[.G33])" office:value-type="string" office:string-value="1.8, 1.8, 1.8, 1.85, 1.85, 1.85, 1.85, 1.9, 1.9, 1.9, 1.95, 1.95, 1.95, 2, 2, 2.05, 2.05, 2.05, 2.05, 2.1, 2.1, 2.1, 2.15, 2.15, 2.15, 2.2, 2.2, 2.25, 2.25, 2.25, 2.25, 2.3, " calcext:value-type="string">
            <text:p>1.8, 1.8, 1.8, 1.85, 1.85, 1.85, 1.85, 1.9, 1.9, 1.9, 1.95, 1.95, 1.95, 2, 2, 2.05, 2.05, 2.05, 2.05, 2.1, 2.1, 2.1, 2.15, 2.15, 2.15, 2.2, 2.2, 2.25, 2.25, 2.25, 2.25, 2.3, </text:p>
          </table:table-cell>
          <table:table-cell table:formula="of:=CONCATENATE([.M32];[.H33])" office:value-type="string" office:string-value="900, 1500, 1800, 1500, 900, 1500, 600, 900, 300, 900, 1500, 1800, 600, 1500, 1800, 900, 300, 600, 1500, 600, 900, 600, 1200, 1500, 1800, 600, 900, 600, 900, 600, 1500, 300, " calcext:value-type="string">
            <text:p>900, 1500, 1800, 1500, 900, 1500, 600, 900, 300, 900, 1500, 1800, 600, 1500, 1800, 900, 300, 600, 1500, 600, 900, 600, 1200, 1500, 1800, 600, 900, 600, 900, 600, 1500, 300, </text:p>
          </table:table-cell>
          <table:table-cell table:formula="of:=CONCATENATE([.N32];[.I33])" office:value-type="string" office:string-value="'blue', 'blue', 'blue', 'blue', 'blue', 'blue', 'blue', 'blue', 'blue', 'blue', 'blue', 'blue', 'green', 'green', 'green', 'green', 'green', 'green', 'green', 'green', 'green', 'green', 'green', 'green', 'yellow', 'yellow', 'yellow', 'yellow', 'yellow', 'yellow', 'yellow', 'yellow', " calcext:value-type="string">
            <text:p>'blue', 'blue', 'blue', 'blue', 'blue', 'blue', 'blue', 'blue', 'blue', 'blue', 'blue', 'blue', 'green', 'green', 'green', 'green', 'green', 'green', 'green', 'green', 'green', 'green', 'green', 'green', 'yellow', 'yellow', 'yellow', 'yellow', 'yellow', 'yellow', 'yellow', 'yellow', 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.3" calcext:value-type="float">
            <text:p>2.3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ellow</text:p>
          </table:table-cell>
          <table:table-cell/>
          <table:table-cell table:formula="of:=CONCATENATE([.A34];&quot;, &quot;)" office:value-type="string" office:string-value="139, " calcext:value-type="string">
            <text:p>139, </text:p>
          </table:table-cell>
          <table:table-cell table:formula="of:=CONCATENATE([.B34];&quot;, &quot;)" office:value-type="string" office:string-value="2.3, " calcext:value-type="string">
            <text:p>2.3, </text:p>
          </table:table-cell>
          <table:table-cell table:formula="of:=CONCATENATE([.C34];&quot;, &quot;)" office:value-type="string" office:string-value="900, " calcext:value-type="string">
            <text:p>900, </text:p>
          </table:table-cell>
          <table:table-cell table:formula="of:=CONCATENATE(&quot;'&quot;;[.D34];&quot;'&quot;; &quot;, &quot;)" office:value-type="string" office:string-value="'yellow', " calcext:value-type="string">
            <text:p>'yellow', </text:p>
          </table:table-cell>
          <table:table-cell/>
          <table:table-cell table:formula="of:=CONCATENATE([.K33];[.F34])" office:value-type="string" office:string-value="90, 95, 98, 95, 100, 103, 105, 90, 105, 110, 115, 117, 120, 115, 120, 123, 127, 128, 130, 125, 128, 132, 115, 125, 134, 130, 137, 130, 138, 140, 141, 138, 139, " calcext:value-type="string">
            <text:p>90, 95, 98, 95, 100, 103, 105, 90, 105, 110, 115, 117, 120, 115, 120, 123, 127, 128, 130, 125, 128, 132, 115, 125, 134, 130, 137, 130, 138, 140, 141, 138, 139, </text:p>
          </table:table-cell>
          <table:table-cell table:formula="of:=CONCATENATE([.L33];[.G34])" office:value-type="string" office:string-value="1.8, 1.8, 1.8, 1.85, 1.85, 1.85, 1.85, 1.9, 1.9, 1.9, 1.95, 1.95, 1.95, 2, 2, 2.05, 2.05, 2.05, 2.05, 2.1, 2.1, 2.1, 2.15, 2.15, 2.15, 2.2, 2.2, 2.25, 2.25, 2.25, 2.25, 2.3, 2.3, " calcext:value-type="string">
            <text:p>1.8, 1.8, 1.8, 1.85, 1.85, 1.85, 1.85, 1.9, 1.9, 1.9, 1.95, 1.95, 1.95, 2, 2, 2.05, 2.05, 2.05, 2.05, 2.1, 2.1, 2.1, 2.15, 2.15, 2.15, 2.2, 2.2, 2.25, 2.25, 2.25, 2.25, 2.3, 2.3, </text:p>
          </table:table-cell>
          <table:table-cell table:formula="of:=CONCATENATE([.M33];[.H34])" office:value-type="string" office:string-value="900, 1500, 1800, 1500, 900, 1500, 600, 900, 300, 900, 1500, 1800, 600, 1500, 1800, 900, 300, 600, 1500, 600, 900, 600, 1200, 1500, 1800, 600, 900, 600, 900, 600, 1500, 300, 900, " calcext:value-type="string">
            <text:p>900, 1500, 1800, 1500, 900, 1500, 600, 900, 300, 900, 1500, 1800, 600, 1500, 1800, 900, 300, 600, 1500, 600, 900, 600, 1200, 1500, 1800, 600, 900, 600, 900, 600, 1500, 300, 900, </text:p>
          </table:table-cell>
          <table:table-cell table:formula="of:=CONCATENATE([.N33];[.I34])" office:value-type="string" office:string-value="'blue', 'blue', 'blue', 'blue', 'blue', 'blue', 'blue', 'blue', 'blue', 'blue', 'blue', 'blue', 'green', 'green', 'green', 'green', 'green', 'green', 'green', 'green', 'green', 'green', 'green', 'green', 'yellow', 'yellow', 'yellow', 'yellow', 'yellow', 'yellow', 'yellow', 'yellow', 'yellow', " calcext:value-type="string">
            <text:p>'blue', 'blue', 'blue', 'blue', 'blue', 'blue', 'blue', 'blue', 'blue', 'blue', 'blue', 'blue', 'green', 'green', 'green', 'green', 'green', 'green', 'green', 'green', 'green', 'green', 'green', 'green', 'yellow', 'yellow', 'yellow', 'yellow', 'yellow', 'yellow', 'yellow', 'yellow', 'yellow', 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3" calcext:value-type="float">
            <text:p>2.3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ellow</text:p>
          </table:table-cell>
          <table:table-cell/>
          <table:table-cell table:formula="of:=CONCATENATE([.A35];&quot;, &quot;)" office:value-type="string" office:string-value="140, " calcext:value-type="string">
            <text:p>140, </text:p>
          </table:table-cell>
          <table:table-cell table:formula="of:=CONCATENATE([.B35];&quot;, &quot;)" office:value-type="string" office:string-value="2.3, " calcext:value-type="string">
            <text:p>2.3, </text:p>
          </table:table-cell>
          <table:table-cell table:formula="of:=CONCATENATE([.C35];&quot;, &quot;)" office:value-type="string" office:string-value="900, " calcext:value-type="string">
            <text:p>900, </text:p>
          </table:table-cell>
          <table:table-cell table:formula="of:=CONCATENATE(&quot;'&quot;;[.D35];&quot;'&quot;; &quot;, &quot;)" office:value-type="string" office:string-value="'yellow', " calcext:value-type="string">
            <text:p>'yellow', </text:p>
          </table:table-cell>
          <table:table-cell/>
          <table:table-cell table:formula="of:=CONCATENATE([.K34];[.F35])" office:value-type="string" office:string-value="90, 95, 98, 95, 100, 103, 105, 90, 105, 110, 115, 117, 120, 115, 120, 123, 127, 128, 130, 125, 128, 132, 115, 125, 134, 130, 137, 130, 138, 140, 141, 138, 139, 140, " calcext:value-type="string">
            <text:p>90, 95, 98, 95, 100, 103, 105, 90, 105, 110, 115, 117, 120, 115, 120, 123, 127, 128, 130, 125, 128, 132, 115, 125, 134, 130, 137, 130, 138, 140, 141, 138, 139, 140, </text:p>
          </table:table-cell>
          <table:table-cell table:formula="of:=CONCATENATE([.L34];[.G35])" office:value-type="string" office:string-value="1.8, 1.8, 1.8, 1.85, 1.85, 1.85, 1.85, 1.9, 1.9, 1.9, 1.95, 1.95, 1.95, 2, 2, 2.05, 2.05, 2.05, 2.05, 2.1, 2.1, 2.1, 2.15, 2.15, 2.15, 2.2, 2.2, 2.25, 2.25, 2.25, 2.25, 2.3, 2.3, 2.3, " calcext:value-type="string">
            <text:p>1.8, 1.8, 1.8, 1.85, 1.85, 1.85, 1.85, 1.9, 1.9, 1.9, 1.95, 1.95, 1.95, 2, 2, 2.05, 2.05, 2.05, 2.05, 2.1, 2.1, 2.1, 2.15, 2.15, 2.15, 2.2, 2.2, 2.25, 2.25, 2.25, 2.25, 2.3, 2.3, 2.3, </text:p>
          </table:table-cell>
          <table:table-cell table:formula="of:=CONCATENATE([.M34];[.H35])" office:value-type="string" office:string-value="900, 1500, 1800, 1500, 900, 1500, 600, 900, 300, 900, 1500, 1800, 600, 1500, 1800, 900, 300, 600, 1500, 600, 900, 600, 1200, 1500, 1800, 600, 900, 600, 900, 600, 1500, 300, 900, 900, " calcext:value-type="string">
            <text:p>900, 1500, 1800, 1500, 900, 1500, 600, 900, 300, 900, 1500, 1800, 600, 1500, 1800, 900, 300, 600, 1500, 600, 900, 600, 1200, 1500, 1800, 600, 900, 600, 900, 600, 1500, 300, 900, 900, </text:p>
          </table:table-cell>
          <table:table-cell table:formula="of:=CONCATENATE([.N34];[.I35])" office:value-type="string" office:string-value="'blue', 'blue', 'blue', 'blue', 'blue', 'blue', 'blue', 'blue', 'blue', 'blue', 'blue', 'blue', 'green', 'green', 'green', 'green', 'green', 'green', 'green', 'green', 'green', 'green', 'green', 'green', 'yellow', 'yellow', 'yellow', 'yellow', 'yellow', 'yellow', 'yellow', 'yellow', 'yellow', 'yellow', " calcext:value-type="string">
            <text:p>'blue', 'blue', 'blue', 'blue', 'blue', 'blue', 'blue', 'blue', 'blue', 'blue', 'blue', 'blue', 'green', 'green', 'green', 'green', 'green', 'green', 'green', 'green', 'green', 'green', 'green', 'green', 'yellow', 'yellow', 'yellow', 'yellow', 'yellow', 'yellow', 'yellow', 'yellow', 'yellow', 'yellow', 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.35" calcext:value-type="float">
            <text:p>2.3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yellow</text:p>
          </table:table-cell>
          <table:table-cell/>
          <table:table-cell table:formula="of:=CONCATENATE([.A36];&quot;, &quot;)" office:value-type="string" office:string-value="142, " calcext:value-type="string">
            <text:p>142, </text:p>
          </table:table-cell>
          <table:table-cell table:formula="of:=CONCATENATE([.B36];&quot;, &quot;)" office:value-type="string" office:string-value="2.35, " calcext:value-type="string">
            <text:p>2.35, </text:p>
          </table:table-cell>
          <table:table-cell table:formula="of:=CONCATENATE([.C36];&quot;, &quot;)" office:value-type="string" office:string-value="900, " calcext:value-type="string">
            <text:p>900, </text:p>
          </table:table-cell>
          <table:table-cell table:formula="of:=CONCATENATE(&quot;'&quot;;[.D36];&quot;'&quot;; &quot;, &quot;)" office:value-type="string" office:string-value="'yellow', " calcext:value-type="string">
            <text:p>'yellow', </text:p>
          </table:table-cell>
          <table:table-cell/>
          <table:table-cell table:formula="of:=CONCATENATE([.K35];[.F36])" office:value-type="string" office:string-value="90, 95, 98, 95, 100, 103, 105, 90, 105, 110, 115, 117, 120, 115, 120, 123, 127, 128, 130, 125, 128, 132, 115, 125, 134, 130, 137, 130, 138, 140, 141, 138, 139, 140, 142, " calcext:value-type="string">
            <text:p>90, 95, 98, 95, 100, 103, 105, 90, 105, 110, 115, 117, 120, 115, 120, 123, 127, 128, 130, 125, 128, 132, 115, 125, 134, 130, 137, 130, 138, 140, 141, 138, 139, 140, 142, </text:p>
          </table:table-cell>
          <table:table-cell table:formula="of:=CONCATENATE([.L35];[.G36])" office:value-type="string" office:string-value="1.8, 1.8, 1.8, 1.85, 1.85, 1.85, 1.85, 1.9, 1.9, 1.9, 1.95, 1.95, 1.95, 2, 2, 2.05, 2.05, 2.05, 2.05, 2.1, 2.1, 2.1, 2.15, 2.15, 2.15, 2.2, 2.2, 2.25, 2.25, 2.25, 2.25, 2.3, 2.3, 2.3, 2.35, " calcext:value-type="string">
            <text:p>1.8, 1.8, 1.8, 1.85, 1.85, 1.85, 1.85, 1.9, 1.9, 1.9, 1.95, 1.95, 1.95, 2, 2, 2.05, 2.05, 2.05, 2.05, 2.1, 2.1, 2.1, 2.15, 2.15, 2.15, 2.2, 2.2, 2.25, 2.25, 2.25, 2.25, 2.3, 2.3, 2.3, 2.35, </text:p>
          </table:table-cell>
          <table:table-cell table:formula="of:=CONCATENATE([.M35];[.H36])" office:value-type="string" office:string-value="900, 1500, 1800, 1500, 900, 1500, 600, 900, 300, 900, 1500, 1800, 600, 1500, 1800, 900, 300, 600, 1500, 600, 900, 600, 1200, 1500, 1800, 600, 900, 600, 900, 600, 1500, 300, 900, 900, 900, " calcext:value-type="string">
            <text:p>900, 1500, 1800, 1500, 900, 1500, 600, 900, 300, 900, 1500, 1800, 600, 1500, 1800, 900, 300, 600, 1500, 600, 900, 600, 1200, 1500, 1800, 600, 900, 600, 900, 600, 1500, 300, 900, 900, 900, </text:p>
          </table:table-cell>
          <table:table-cell table:formula="of:=CONCATENATE([.N35];[.I36])" office:value-type="string" office:string-value="'blue', 'blue', 'blue', 'blue', 'blue', 'blue', 'blue', 'blue', 'blue', 'blue', 'blue', 'blue', 'green', 'green', 'green', 'green', 'green', 'green', 'green', 'green', 'green', 'green', 'green', 'green', 'yellow', 'yellow', 'yellow', 'yellow', 'yellow', 'yellow', 'yellow', 'yellow', 'yellow', 'yellow', 'yellow', " calcext:value-type="string">
            <text:p>'blue', 'blue', 'blue', 'blue', 'blue', 'blue', 'blue', 'blue', 'blue', 'blue', 'blue', 'blue', 'green', 'green', 'green', 'green', 'green', 'green', 'green', 'green', 'green', 'green', 'green', 'green', 'yellow', 'yellow', 'yellow', 'yellow', 'yellow', 'yellow', 'yellow', 'yellow', 'yellow', 'yellow', 'yellow', 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.35" calcext:value-type="float">
            <text:p>2.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yellow</text:p>
          </table:table-cell>
          <table:table-cell/>
          <table:table-cell table:formula="of:=CONCATENATE([.A37];&quot;, &quot;)" office:value-type="string" office:string-value="143, " calcext:value-type="string">
            <text:p>143, </text:p>
          </table:table-cell>
          <table:table-cell table:formula="of:=CONCATENATE([.B37];&quot;, &quot;)" office:value-type="string" office:string-value="2.35, " calcext:value-type="string">
            <text:p>2.35, </text:p>
          </table:table-cell>
          <table:table-cell table:formula="of:=CONCATENATE([.C37];&quot;, &quot;)" office:value-type="string" office:string-value="600, " calcext:value-type="string">
            <text:p>600, </text:p>
          </table:table-cell>
          <table:table-cell table:formula="of:=CONCATENATE(&quot;'&quot;;[.D37];&quot;'&quot;; &quot;, &quot;)" office:value-type="string" office:string-value="'yellow', " calcext:value-type="string">
            <text:p>'yellow', </text:p>
          </table:table-cell>
          <table:table-cell/>
          <table:table-cell table:formula="of:=CONCATENATE([.K36];[.F37])" office:value-type="string" office:string-value="90, 95, 98, 95, 100, 103, 105, 90, 105, 110, 115, 117, 120, 115, 120, 123, 127, 128, 130, 125, 128, 132, 115, 125, 134, 130, 137, 130, 138, 140, 141, 138, 139, 140, 142, 143, " calcext:value-type="string">
            <text:p>90, 95, 98, 95, 100, 103, 105, 90, 105, 110, 115, 117, 120, 115, 120, 123, 127, 128, 130, 125, 128, 132, 115, 125, 134, 130, 137, 130, 138, 140, 141, 138, 139, 140, 142, 143, </text:p>
          </table:table-cell>
          <table:table-cell table:formula="of:=CONCATENATE([.L36];[.G37])" office:value-type="string" office:string-value="1.8, 1.8, 1.8, 1.85, 1.85, 1.85, 1.85, 1.9, 1.9, 1.9, 1.95, 1.95, 1.95, 2, 2, 2.05, 2.05, 2.05, 2.05, 2.1, 2.1, 2.1, 2.15, 2.15, 2.15, 2.2, 2.2, 2.25, 2.25, 2.25, 2.25, 2.3, 2.3, 2.3, 2.35, 2.35, " calcext:value-type="string">
            <text:p>1.8, 1.8, 1.8, 1.85, 1.85, 1.85, 1.85, 1.9, 1.9, 1.9, 1.95, 1.95, 1.95, 2, 2, 2.05, 2.05, 2.05, 2.05, 2.1, 2.1, 2.1, 2.15, 2.15, 2.15, 2.2, 2.2, 2.25, 2.25, 2.25, 2.25, 2.3, 2.3, 2.3, 2.35, 2.35, </text:p>
          </table:table-cell>
          <table:table-cell table:formula="of:=CONCATENATE([.M36];[.H37])" office:value-type="string" office:string-value="900, 1500, 1800, 1500, 900, 1500, 600, 900, 300, 900, 1500, 1800, 600, 1500, 1800, 900, 300, 600, 1500, 600, 900, 600, 1200, 1500, 1800, 600, 900, 600, 900, 600, 1500, 300, 900, 900, 900, 600, " calcext:value-type="string">
            <text:p>900, 1500, 1800, 1500, 900, 1500, 600, 900, 300, 900, 1500, 1800, 600, 1500, 1800, 900, 300, 600, 1500, 600, 900, 600, 1200, 1500, 1800, 600, 900, 600, 900, 600, 1500, 300, 900, 900, 900, 600, </text:p>
          </table:table-cell>
          <table:table-cell table:formula="of:=CONCATENATE([.N36];[.I37])" office:value-type="string" office:string-value="'blue', 'blue', 'blue', 'blue', 'blue', 'blue', 'blue', 'blue', 'blue', 'blue', 'blue', 'blue', 'green', 'green', 'green', 'green', 'green', 'green', 'green', 'green', 'green', 'green', 'green', 'green', 'yellow', 'yellow', 'yellow', 'yellow', 'yellow', 'yellow', 'yellow', 'yellow', 'yellow', 'yellow', 'yellow', 'yellow', " calcext:value-type="string">
            <text:p>'blue', 'blue', 'blue', 'blue', 'blue', 'blue', 'blue', 'blue', 'blue', 'blue', 'blue', 'blue', 'green', 'green', 'green', 'green', 'green', 'green', 'green', 'green', 'green', 'green', 'green', 'green', 'yellow', 'yellow', 'yellow', 'yellow', 'yellow', 'yellow', 'yellow', 'yellow', 'yellow', 'yellow', 'yellow', 'yellow', 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.4" calcext:value-type="float">
            <text:p>2.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yellow</text:p>
          </table:table-cell>
          <table:table-cell/>
          <table:table-cell table:formula="of:=CONCATENATE([.A38];&quot;, &quot;)" office:value-type="string" office:string-value="148, " calcext:value-type="string">
            <text:p>148, </text:p>
          </table:table-cell>
          <table:table-cell table:formula="of:=CONCATENATE([.B38];&quot;, &quot;)" office:value-type="string" office:string-value="2.4, " calcext:value-type="string">
            <text:p>2.4, </text:p>
          </table:table-cell>
          <table:table-cell table:formula="of:=CONCATENATE([.C38];&quot;, &quot;)" office:value-type="string" office:string-value="300, " calcext:value-type="string">
            <text:p>300, </text:p>
          </table:table-cell>
          <table:table-cell table:formula="of:=CONCATENATE(&quot;'&quot;;[.D38];&quot;'&quot;; &quot;, &quot;)" office:value-type="string" office:string-value="'yellow', " calcext:value-type="string">
            <text:p>'yellow', </text:p>
          </table:table-cell>
          <table:table-cell/>
          <table:table-cell table:formula="of:=CONCATENATE([.K37];[.F38])" office:value-type="string" office:string-value="90, 95, 98, 95, 100, 103, 105, 90, 105, 110, 115, 117, 120, 115, 120, 123, 127, 128, 130, 125, 128, 132, 115, 125, 134, 130, 137, 130, 138, 140, 141, 138, 139, 140, 142, 143, 148, " calcext:value-type="string">
            <text:p>90, 95, 98, 95, 100, 103, 105, 90, 105, 110, 115, 117, 120, 115, 120, 123, 127, 128, 130, 125, 128, 132, 115, 125, 134, 130, 137, 130, 138, 140, 141, 138, 139, 140, 142, 143, 148, </text:p>
          </table:table-cell>
          <table:table-cell table:formula="of:=CONCATENATE([.L37];[.G38])" office:value-type="string" office:string-value="1.8, 1.8, 1.8, 1.85, 1.85, 1.85, 1.85, 1.9, 1.9, 1.9, 1.95, 1.95, 1.95, 2, 2, 2.05, 2.05, 2.05, 2.05, 2.1, 2.1, 2.1, 2.15, 2.15, 2.15, 2.2, 2.2, 2.25, 2.25, 2.25, 2.25, 2.3, 2.3, 2.3, 2.35, 2.35, 2.4, " calcext:value-type="string">
            <text:p>1.8, 1.8, 1.8, 1.85, 1.85, 1.85, 1.85, 1.9, 1.9, 1.9, 1.95, 1.95, 1.95, 2, 2, 2.05, 2.05, 2.05, 2.05, 2.1, 2.1, 2.1, 2.15, 2.15, 2.15, 2.2, 2.2, 2.25, 2.25, 2.25, 2.25, 2.3, 2.3, 2.3, 2.35, 2.35, 2.4, </text:p>
          </table:table-cell>
          <table:table-cell table:formula="of:=CONCATENATE([.M37];[.H38])" office:value-type="string" office:string-value="900, 1500, 1800, 1500, 900, 1500, 600, 900, 300, 900, 1500, 1800, 600, 1500, 1800, 900, 300, 600, 1500, 600, 900, 600, 1200, 1500, 1800, 600, 900, 600, 900, 600, 1500, 300, 900, 900, 900, 600, 300, " calcext:value-type="string">
            <text:p>900, 1500, 1800, 1500, 900, 1500, 600, 900, 300, 900, 1500, 1800, 600, 1500, 1800, 900, 300, 600, 1500, 600, 900, 600, 1200, 1500, 1800, 600, 900, 600, 900, 600, 1500, 300, 900, 900, 900, 600, 300, </text:p>
          </table:table-cell>
          <table:table-cell table:formula="of:=CONCATENATE([.N37];[.I38])" office:value-type="string" office:string-value="'blue', 'blue', 'blue', 'blue', 'blue', 'blue', 'blue', 'blue', 'blue', 'blue', 'blue', 'blue', 'green', 'green', 'green', 'green', 'green', 'green', 'green', 'green', 'green', 'green', 'green', 'green', 'yellow', 'yellow', 'yellow', 'yellow', 'yellow', 'yellow', 'yellow', 'yellow', 'yellow', 'yellow', 'yellow', 'yellow', 'yellow', " calcext:value-type="string">
            <text:p>'blue', 'blue', 'blue', 'blue', 'blue', 'blue', 'blue', 'blue', 'blue', 'blue', 'blue', 'blue', 'green', 'green', 'green', 'green', 'green', 'green', 'green', 'green', 'green', 'green', 'green', 'green', 'yellow', 'yellow', 'yellow', 'yellow', 'yellow', 'yellow', 'yellow', 'yellow', 'yellow', 'yellow', 'yellow', 'yellow', 'yellow', 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.4" calcext:value-type="float">
            <text:p>2.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d</text:p>
          </table:table-cell>
          <table:table-cell/>
          <table:table-cell table:formula="of:=CONCATENATE([.A39];&quot;, &quot;)" office:value-type="string" office:string-value="149, " calcext:value-type="string">
            <text:p>149, </text:p>
          </table:table-cell>
          <table:table-cell table:formula="of:=CONCATENATE([.B39];&quot;, &quot;)" office:value-type="string" office:string-value="2.4, " calcext:value-type="string">
            <text:p>2.4, </text:p>
          </table:table-cell>
          <table:table-cell table:formula="of:=CONCATENATE([.C39];&quot;, &quot;)" office:value-type="string" office:string-value="300, " calcext:value-type="string">
            <text:p>300, </text:p>
          </table:table-cell>
          <table:table-cell table:formula="of:=CONCATENATE(&quot;'&quot;;[.D39];&quot;'&quot;; &quot;, &quot;)" office:value-type="string" office:string-value="'red', " calcext:value-type="string">
            <text:p>'red', </text:p>
          </table:table-cell>
          <table:table-cell/>
          <table:table-cell table:formula="of:=CONCATENATE([.K38];[.F39])" office:value-type="string" office:string-value="90, 95, 98, 95, 100, 103, 105, 90, 105, 110, 115, 117, 120, 115, 120, 123, 127, 128, 130, 125, 128, 132, 115, 125, 134, 130, 137, 130, 138, 140, 141, 138, 139, 140, 142, 143, 148, 149, " calcext:value-type="string">
            <text:p>90, 95, 98, 95, 100, 103, 105, 90, 105, 110, 115, 117, 120, 115, 120, 123, 127, 128, 130, 125, 128, 132, 115, 125, 134, 130, 137, 130, 138, 140, 141, 138, 139, 140, 142, 143, 148, 149, </text:p>
          </table:table-cell>
          <table:table-cell table:formula="of:=CONCATENATE([.L38];[.G39])" office:value-type="string" office:string-value="1.8, 1.8, 1.8, 1.85, 1.85, 1.85, 1.85, 1.9, 1.9, 1.9, 1.95, 1.95, 1.95, 2, 2, 2.05, 2.05, 2.05, 2.05, 2.1, 2.1, 2.1, 2.15, 2.15, 2.15, 2.2, 2.2, 2.25, 2.25, 2.25, 2.25, 2.3, 2.3, 2.3, 2.35, 2.35, 2.4, 2.4, " calcext:value-type="string">
            <text:p>1.8, 1.8, 1.8, 1.85, 1.85, 1.85, 1.85, 1.9, 1.9, 1.9, 1.95, 1.95, 1.95, 2, 2, 2.05, 2.05, 2.05, 2.05, 2.1, 2.1, 2.1, 2.15, 2.15, 2.15, 2.2, 2.2, 2.25, 2.25, 2.25, 2.25, 2.3, 2.3, 2.3, 2.35, 2.35, 2.4, 2.4, </text:p>
          </table:table-cell>
          <table:table-cell table:formula="of:=CONCATENATE([.M38];[.H39])" office:value-type="string" office:string-value="900, 1500, 1800, 1500, 900, 1500, 600, 900, 300, 900, 1500, 1800, 600, 1500, 1800, 900, 300, 600, 1500, 600, 900, 600, 1200, 1500, 1800, 600, 900, 600, 900, 600, 1500, 300, 900, 900, 900, 600, 300, 300, " calcext:value-type="string">
            <text:p>900, 1500, 1800, 1500, 900, 1500, 600, 900, 300, 900, 1500, 1800, 600, 1500, 1800, 900, 300, 600, 1500, 600, 900, 600, 1200, 1500, 1800, 600, 900, 600, 900, 600, 1500, 300, 900, 900, 900, 600, 300, 300, </text:p>
          </table:table-cell>
          <table:table-cell table:formula="of:=CONCATENATE([.N38];[.I39])" office:value-type="string" office:string-value="'blue', 'blue', 'blue', 'blue', 'blue', 'blue', 'blue', 'blue', 'blue', 'blue', 'blue', 'blue', 'green', 'green', 'green', 'green', 'green', 'green', 'green', 'green', 'green', 'green', 'green', 'green', 'yellow', 'yellow', 'yellow', 'yellow', 'yellow', 'yellow', 'yellow', 'yellow', 'yellow', 'yellow', 'yellow', 'yellow', 'yellow', 'red', " calcext:value-type="string">
            <text:p>'blue', 'blue', 'blue', 'blue', 'blue', 'blue', 'blue', 'blue', 'blue', 'blue', 'blue', 'blue', 'green', 'green', 'green', 'green', 'green', 'green', 'green', 'green', 'green', 'green', 'green', 'green', 'yellow', 'yellow', 'yellow', 'yellow', 'yellow', 'yellow', 'yellow', 'yellow', 'yellow', 'yellow', 'yellow', 'yellow', 'yellow', 'red', 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d</text:p>
          </table:table-cell>
          <table:table-cell/>
          <table:table-cell table:formula="of:=[.A40]" office:value-type="float" office:value="150" calcext:value-type="float">
            <text:p>150</text:p>
          </table:table-cell>
          <table:table-cell table:formula="of:=[.B40]" office:value-type="float" office:value="2.4" calcext:value-type="float">
            <text:p>2.4</text:p>
          </table:table-cell>
          <table:table-cell table:formula="of:=[.C40]" office:value-type="float" office:value="300" calcext:value-type="float">
            <text:p>300</text:p>
          </table:table-cell>
          <table:table-cell table:formula="of:=CONCATENATE(&quot;'&quot;;[.D40];&quot;'&quot;)" office:value-type="string" office:string-value="'red'" calcext:value-type="string">
            <text:p>'red'</text:p>
          </table:table-cell>
          <table:table-cell/>
          <table:table-cell table:formula="of:=CONCATENATE([.K39];[.F40])" office:value-type="string" office:string-value="90, 95, 98, 95, 100, 103, 105, 90, 105, 110, 115, 117, 120, 115, 120, 123, 127, 128, 130, 125, 128, 132, 115, 125, 134, 130, 137, 130, 138, 140, 141, 138, 139, 140, 142, 143, 148, 149, 150" calcext:value-type="string">
            <text:p>90, 95, 98, 95, 100, 103, 105, 90, 105, 110, 115, 117, 120, 115, 120, 123, 127, 128, 130, 125, 128, 132, 115, 125, 134, 130, 137, 130, 138, 140, 141, 138, 139, 140, 142, 143, 148, 149, 150</text:p>
          </table:table-cell>
          <table:table-cell table:formula="of:=CONCATENATE([.L39];[.G40])" office:value-type="string" office:string-value="1.8, 1.8, 1.8, 1.85, 1.85, 1.85, 1.85, 1.9, 1.9, 1.9, 1.95, 1.95, 1.95, 2, 2, 2.05, 2.05, 2.05, 2.05, 2.1, 2.1, 2.1, 2.15, 2.15, 2.15, 2.2, 2.2, 2.25, 2.25, 2.25, 2.25, 2.3, 2.3, 2.3, 2.35, 2.35, 2.4, 2.4, 2.4" calcext:value-type="string">
            <text:p>1.8, 1.8, 1.8, 1.85, 1.85, 1.85, 1.85, 1.9, 1.9, 1.9, 1.95, 1.95, 1.95, 2, 2, 2.05, 2.05, 2.05, 2.05, 2.1, 2.1, 2.1, 2.15, 2.15, 2.15, 2.2, 2.2, 2.25, 2.25, 2.25, 2.25, 2.3, 2.3, 2.3, 2.35, 2.35, 2.4, 2.4, 2.4</text:p>
          </table:table-cell>
          <table:table-cell table:formula="of:=CONCATENATE([.M39];[.H40])" office:value-type="string" office:string-value="900, 1500, 1800, 1500, 900, 1500, 600, 900, 300, 900, 1500, 1800, 600, 1500, 1800, 900, 300, 600, 1500, 600, 900, 600, 1200, 1500, 1800, 600, 900, 600, 900, 600, 1500, 300, 900, 900, 900, 600, 300, 300, 300" calcext:value-type="string">
            <text:p>900, 1500, 1800, 1500, 900, 1500, 600, 900, 300, 900, 1500, 1800, 600, 1500, 1800, 900, 300, 600, 1500, 600, 900, 600, 1200, 1500, 1800, 600, 900, 600, 900, 600, 1500, 300, 900, 900, 900, 600, 300, 300, 300</text:p>
          </table:table-cell>
          <table:table-cell table:formula="of:=CONCATENATE([.N39];[.I40])" office:value-type="string" office:string-value="'blue', 'blue', 'blue', 'blue', 'blue', 'blue', 'blue', 'blue', 'blue', 'blue', 'blue', 'blue', 'green', 'green', 'green', 'green', 'green', 'green', 'green', 'green', 'green', 'green', 'green', 'green', 'yellow', 'yellow', 'yellow', 'yellow', 'yellow', 'yellow', 'yellow', 'yellow', 'yellow', 'yellow', 'yellow', 'yellow', 'yellow', 'red', 'red'" calcext:value-type="string">
            <text:p>'blue', 'blue', 'blue', 'blue', 'blue', 'blue', 'blue', 'blue', 'blue', 'blue', 'blue', 'blue', 'green', 'green', 'green', 'green', 'green', 'green', 'green', 'green', 'green', 'green', 'green', 'green', 'yellow', 'yellow', 'yellow', 'yellow', 'yellow', 'yellow', 'yellow', 'yellow', 'yellow', 'yellow', 'yellow', 'yellow', 'yellow', 'red', 'red'</text:p>
          </table:table-cell>
        </table:table-row>
      </table:table>
      <table:named-expressions/>
      <table:database-ranges>
        <table:database-range table:name="__Anonymous_Sheet_DB__0" table:target-range-address="Sheet1.B2:Sheet1.B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00/00/0000</text:date>, <text:time style:data-style-name="N2" text:time-value="17:17:13.2725440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9T15:06:27.024422252</meta:creation-date>
    <dc:date>2017-09-09T17:24:53.539430556</dc:date>
    <meta:editing-duration>PT8M4S</meta:editing-duration>
    <meta:editing-cycles>2</meta:editing-cycles>
    <meta:generator>LibreOffice/5.1.6.2$Linux_X86_64 LibreOffice_project/10m0$Build-2</meta:generator>
    <meta:document-statistic meta:table-count="1" meta:cell-count="476" meta:object-count="0"/>
  </office:meta>
</office:document-meta>
</file>